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22.24pt"/>
    </style:style>
    <style:style style:name="co2" style:family="table-column">
      <style:table-column-properties fo:break-before="auto" style:column-width="193.69pt"/>
    </style:style>
    <style:style style:name="co3" style:family="table-column">
      <style:table-column-properties fo:break-before="auto" style:column-width="134.11pt"/>
    </style:style>
    <style:style style:name="co4" style:family="table-column">
      <style:table-column-properties fo:break-before="auto" style:column-width="168.29pt"/>
    </style:style>
    <style:style style:name="co5" style:family="table-column">
      <style:table-column-properties fo:break-before="auto" style:column-width="550.8pt"/>
    </style:style>
    <style:style style:name="co6" style:family="table-column">
      <style:table-column-properties fo:break-before="auto" style:column-width="120.61pt"/>
    </style:style>
    <style:style style:name="co7" style:family="table-column">
      <style:table-column-properties fo:break-before="auto" style:column-width="51.59pt"/>
    </style:style>
    <style:style style:name="co8" style:family="table-column">
      <style:table-column-properties fo:break-before="auto" style:column-width="57.15pt"/>
    </style:style>
    <style:style style:name="co9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11">
      <style:table-cell-properties fo:background-color="#b7e1c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b7e1c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.5" style:apply-style-name="ConditionalStyle_5f_1" style:base-cell-address="Sheet1.B3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c78d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.5" style:apply-style-name="ConditionalStyle_5f_1" style:base-cell-address="Sheet1.B3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lt;1.5" style:apply-style-name="ConditionalStyle_5f_1" style:base-cell-address="Sheet1.B3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.5" style:apply-style-name="ConditionalStyle_5f_1" style:base-cell-address="Sheet1.B3"/>
    </style:style>
    <style:style style:name="ce12" style:family="table-cell" style:parent-style-name="Default">
      <style:table-cell-properties fo:background-color="#b7e1c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.5" style:apply-style-name="ConditionalStyle_5f_1" style:base-cell-address="Sheet1.B3"/>
    </style:style>
    <style:style style:name="ce13" style:family="table-cell" style:parent-style-name="Default">
      <style:table-cell-properties fo:background-color="#b7e1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.5" style:apply-style-name="ConditionalStyle_5f_1" style:base-cell-address="Sheet1.B3"/>
    </style:style>
    <style:style style:name="ce14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c78d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1">
      <style:table-cell-properties fo:background-color="#b7e1c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b7e1c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map style:condition="cell-content()&lt;1.5" style:apply-style-name="ConditionalStyle_5f_2" style:base-cell-address="Sheet1.F3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1.5" style:apply-style-name="ConditionalStyle_5f_2" style:base-cell-address="Sheet1.F3"/>
    </style:style>
    <style:style style:name="ce23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1.5" style:apply-style-name="ConditionalStyle_5f_2" style:base-cell-address="Sheet1.F3"/>
    </style:style>
    <style:style style:name="ce24" style:family="table-cell" style:parent-style-name="Default" style:data-style-name="N11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7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1">
      <style:table-cell-properties fo:background-color="#b7e1cd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b7e1cd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1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25">
      <style:table-cell-properties fo:background-color="#b7e1cd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ff0000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RANKING: 1 (important); 2 (somewhat important); 3 (not so important)</text:p>
          </table:table-cell>
          <table:table-cell/>
          <table:table-cell table:style-name="ce15"/>
          <table:table-cell table:number-columns-repeated="2"/>
          <table:table-cell table:style-name="ce20" office:value-type="string" calcext:value-type="string">
            <text:p>Average Ranking</text:p>
          </table:table-cell>
          <table:table-cell table:style-name="ce7" office:value-type="string" calcext:value-type="string">
            <text:p>R1</text:p>
          </table:table-cell>
          <table:table-cell table:style-name="ce7" office:value-type="string" calcext:value-type="string">
            <text:p>R2</text:p>
          </table:table-cell>
          <table:table-cell table:style-name="ce7" office:value-type="string" calcext:value-type="string">
            <text:p>R3</text:p>
          </table:table-cell>
          <table:table-cell table:style-name="ce7" office:value-type="string" calcext:value-type="string">
            <text:p>R4</text:p>
          </table:table-cell>
          <table:table-cell table:style-name="ce7" office:value-type="string" calcext:value-type="string">
            <text:p>R5</text:p>
          </table:table-cell>
          <table:table-cell table:style-name="ce7" office:value-type="string" calcext:value-type="string">
            <text:p>R6</text:p>
          </table:table-cell>
          <table:table-cell table:style-name="ce7" office:value-type="string" calcext:value-type="string">
            <text:p>R7</text:p>
          </table:table-cell>
          <table:table-cell table:style-name="ce7" office:value-type="string" calcext:value-type="string">
            <text:p>R8</text:p>
          </table:table-cell>
          <table:table-cell table:style-name="ce7" office:value-type="string" calcext:value-type="string">
            <text:p>R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etadata level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In CelMissy</text:p>
          </table:table-cell>
          <table:table-cell table:style-name="ce2" office:value-type="string" calcext:value-type="string">
            <text:p>Difficulty to provide</text:p>
            <text:p>(1 = automated; 2 = easy to provide; 3 = time-consuming to provide)</text:p>
          </table:table-cell>
          <table:table-cell table:style-name="ce2" office:value-type="string" calcext:value-type="string">
            <text:p>Controlled (Yes / No / ?), Numerical (Num), DateTime (DT)</text:p>
          </table:table-cell>
          <table:table-cell table:number-columns-repeated="11"/>
          <table:table-cell table:style-name="ce7" office:value-type="string" calcext:value-type="string">
            <text:p>Sum</text:p>
          </table:table-cell>
          <table:table-cell table:style-name="ce7" office:value-type="string" calcext:value-type="string">
            <text:p>Average</text:p>
          </table:table-cell>
          <table:table-cell table:style-name="ce7" office:value-type="string" calcext:value-type="string">
            <text:p>Median</text:p>
          </table:table-cell>
          <table:table-cell table:style-name="ce7" office:value-type="string" calcext:value-type="string">
            <text:p>stdev</text:p>
          </table:table-cell>
          <table:table-cell table:style-name="ce7" office:value-type="string" calcext:value-type="string">
            <text:p>CV</text:p>
          </table:table-cell>
          <table:table-cell table:style-name="ce7" office:value-type="string" calcext:value-type="string">
            <text:p>QCOD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Project-level</text:p>
          </table:table-cell>
          <table:table-cell table:style-name="ce8" office:value-type="string" calcext:value-type="string">
            <text:p>Project ID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</text:p>
          </table:table-cell>
          <table:table-cell table:style-name="ce21" table:formula="of:=SUM([.G3:.N3])/8" office:value-type="float" office:value="2.375" calcext:value-type="float">
            <text:p>2.375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/>
          <table:table-cell table:formula="of:=SUM([.G3:.P3])" office:value-type="float" office:value="22" calcext:value-type="float">
            <text:p>22</text:p>
          </table:table-cell>
          <table:table-cell table:style-name="ce31" table:formula="of:=AVERAGE([.G3:.P3])" office:value-type="float" office:value="2.44444444444444" calcext:value-type="float">
            <text:p>2.4</text:p>
          </table:table-cell>
          <table:table-cell table:formula="of:=MEDIAN([.G3:.P3])" office:value-type="float" office:value="3" calcext:value-type="float">
            <text:p>3</text:p>
          </table:table-cell>
          <table:table-cell table:style-name="ce31" table:formula="of:=STDEV([.G3:.P3])" office:value-type="float" office:value="0.881917103688197" calcext:value-type="float">
            <text:p>0.9</text:p>
          </table:table-cell>
          <table:table-cell table:style-name="ce33" table:formula="of:=[.T3]/[.R3]" office:value-type="percentage" office:value="0.360784269690626" calcext:value-type="percentage">
            <text:p>36.08%</text:p>
          </table:table-cell>
          <table:table-cell table:style-name="ce31" table:formula="of:=(QUARTILE([.G3:.P3];3)-QUARTILE([.G3:.P3];1))/(QUARTILE([.G3:.P3];3)+QUARTILE([.G3:.P3];1))"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8" office:value-type="string" calcext:value-type="string">
            <text:p>Experiment ID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</text:p>
          </table:table-cell>
          <table:table-cell table:style-name="ce21" table:formula="of:=SUM([.G4:.N4])/8" office:value-type="float" office:value="2.5" calcext:value-type="float">
            <text:p>2.5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/>
          <table:table-cell table:formula="of:=SUM([.G4:.P4])" office:value-type="float" office:value="23" calcext:value-type="float">
            <text:p>23</text:p>
          </table:table-cell>
          <table:table-cell table:style-name="ce31" table:formula="of:=AVERAGE([.G4:.P4])" office:value-type="float" office:value="2.55555555555556" calcext:value-type="float">
            <text:p>2.6</text:p>
          </table:table-cell>
          <table:table-cell table:formula="of:=MEDIAN([.G4:.P4])" office:value-type="float" office:value="3" calcext:value-type="float">
            <text:p>3</text:p>
          </table:table-cell>
          <table:table-cell table:style-name="ce31" table:formula="of:=STDEV([.G4:.P4])" office:value-type="float" office:value="0.726483157256779" calcext:value-type="float">
            <text:p>0.7</text:p>
          </table:table-cell>
          <table:table-cell table:style-name="ce33" table:formula="of:=[.T4]/[.R4]" office:value-type="percentage" office:value="0.284276018057" calcext:value-type="percentage">
            <text:p>28.43%</text:p>
          </table:table-cell>
          <table:table-cell table:style-name="ce31" table:formula="of:=(QUARTILE([.G4:.P4];3)-QUARTILE([.G4:.P4];1))/(QUARTILE([.G4:.P4];3)+QUARTILE([.G4:.P4];1))"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8" office:value-type="string" calcext:value-type="string">
            <text:p>Experiment purpos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</text:p>
          </table:table-cell>
          <table:table-cell table:style-name="ce21" table:formula="of:=SUM([.G5:.N5])/8" office:value-type="float" office:value="1.75" calcext:value-type="float">
            <text:p>1.7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formula="of:=SUM([.G5:.P5])" office:value-type="float" office:value="15" calcext:value-type="float">
            <text:p>15</text:p>
          </table:table-cell>
          <table:table-cell table:style-name="ce31" table:formula="of:=AVERAGE([.G5:.P5])" office:value-type="float" office:value="1.66666666666667" calcext:value-type="float">
            <text:p>1.7</text:p>
          </table:table-cell>
          <table:table-cell table:formula="of:=MEDIAN([.G5:.P5])" office:value-type="float" office:value="2" calcext:value-type="float">
            <text:p>2</text:p>
          </table:table-cell>
          <table:table-cell table:style-name="ce31" table:formula="of:=STDEV([.G5:.P5])" office:value-type="float" office:value="0.707106781186548" calcext:value-type="float">
            <text:p>0.7</text:p>
          </table:table-cell>
          <table:table-cell table:style-name="ce33" table:formula="of:=[.T5]/[.R5]" office:value-type="percentage" office:value="0.424264068711929" calcext:value-type="percentage">
            <text:p>42.43%</text:p>
          </table:table-cell>
          <table:table-cell table:style-name="ce31" table:formula="of:=(QUARTILE([.G5:.P5];3)-QUARTILE([.G5:.P5];1))/(QUARTILE([.G5:.P5];3)+QUARTILE([.G5:.P5];1))" office:value-type="float" office:value="0.333333333333333" calcext:value-type="float">
            <text:p>0.3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8" office:value-type="string" calcext:value-type="string">
            <text:p>Dat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T [ISO8601]</text:p>
          </table:table-cell>
          <table:table-cell table:style-name="ce21" table:formula="of:=SUM([.G6:.N6])/8" office:value-type="float" office:value="1.875" calcext:value-type="float">
            <text:p>1.87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/>
          <table:table-cell table:formula="of:=SUM([.G6:.P6])" office:value-type="float" office:value="18" calcext:value-type="float">
            <text:p>18</text:p>
          </table:table-cell>
          <table:table-cell table:style-name="ce31" table:formula="of:=AVERAGE([.G6:.P6])" office:value-type="float" office:value="2" calcext:value-type="float">
            <text:p>2.0</text:p>
          </table:table-cell>
          <table:table-cell table:formula="of:=MEDIAN([.G6:.P6])" office:value-type="float" office:value="2" calcext:value-type="float">
            <text:p>2</text:p>
          </table:table-cell>
          <table:table-cell table:style-name="ce31" table:formula="of:=STDEV([.G6:.P6])" office:value-type="float" office:value="0.866025403784439" calcext:value-type="float">
            <text:p>0.9</text:p>
          </table:table-cell>
          <table:table-cell table:style-name="ce33" table:formula="of:=[.T6]/[.R6]" office:value-type="percentage" office:value="0.433012701892219" calcext:value-type="percentage">
            <text:p>43.30%</text:p>
          </table:table-cell>
          <table:table-cell table:style-name="ce31" table:formula="of:=(QUARTILE([.G6:.P6];3)-QUARTILE([.G6:.P6];1))/(QUARTILE([.G6:.P6];3)+QUARTILE([.G6:.P6];1))" office:value-type="float" office:value="0.5" calcext:value-type="float">
            <text:p>0.5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8" office:value-type="string" calcext:value-type="string">
            <text:p>User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o</text:p>
          </table:table-cell>
          <table:table-cell table:style-name="ce21" table:formula="of:=SUM([.G7:.N7])/8" office:value-type="float" office:value="2.125" calcext:value-type="float">
            <text:p>2.125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/>
          <table:table-cell table:formula="of:=SUM([.G7:.P7])" office:value-type="float" office:value="19" calcext:value-type="float">
            <text:p>19</text:p>
          </table:table-cell>
          <table:table-cell table:style-name="ce31" table:formula="of:=AVERAGE([.G7:.P7])" office:value-type="float" office:value="2.11111111111111" calcext:value-type="float">
            <text:p>2.1</text:p>
          </table:table-cell>
          <table:table-cell table:formula="of:=MEDIAN([.G7:.P7])" office:value-type="float" office:value="2" calcext:value-type="float">
            <text:p>2</text:p>
          </table:table-cell>
          <table:table-cell table:style-name="ce31" table:formula="of:=STDEV([.G7:.P7])" office:value-type="float" office:value="0.600925212577332" calcext:value-type="float">
            <text:p>0.6</text:p>
          </table:table-cell>
          <table:table-cell table:style-name="ce33" table:formula="of:=[.T7]/[.R7]" office:value-type="percentage" office:value="0.284648784905052" calcext:value-type="percentage">
            <text:p>28.46%</text:p>
          </table:table-cell>
          <table:table-cell table:style-name="ce31" table:formula="of:=(QUARTILE([.G7:.P7];3)-QUARTILE([.G7:.P7];1))/(QUARTILE([.G7:.P7];3)+QUARTILE([.G7:.P7];1))" office:value-type="float" office:value="0" calcext:value-type="float">
            <text:p>0.0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9" office:value-type="string" calcext:value-type="string">
            <text:p>User Identifier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ORCID</text:p>
          </table:table-cell>
          <table:table-cell table:style-name="ce21" table:formula="of:=SUM([.G8:.N8])/8" office:value-type="float" office:value="1.25" calcext:value-type="float">
            <text:p>1.25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/>
          <table:table-cell table:formula="of:=SUM([.G8:.P8])" office:value-type="float" office:value="12" calcext:value-type="float">
            <text:p>12</text:p>
          </table:table-cell>
          <table:table-cell table:style-name="ce31" table:formula="of:=AVERAGE([.G8:.P8])" office:value-type="float" office:value="1.33333333333333" calcext:value-type="float">
            <text:p>1.3</text:p>
          </table:table-cell>
          <table:table-cell table:formula="of:=MEDIAN([.G8:.P8])" office:value-type="float" office:value="1" calcext:value-type="float">
            <text:p>1</text:p>
          </table:table-cell>
          <table:table-cell table:style-name="ce31" table:formula="of:=STDEV([.G8:.P8])" office:value-type="float" office:value="0.5" calcext:value-type="float">
            <text:p>0.5</text:p>
          </table:table-cell>
          <table:table-cell table:style-name="ce33" table:formula="of:=[.T8]/[.R8]" office:value-type="percentage" office:value="0.375" calcext:value-type="percentage">
            <text:p>37.50%</text:p>
          </table:table-cell>
          <table:table-cell table:style-name="ce31" table:formula="of:=(QUARTILE([.G8:.P8];3)-QUARTILE([.G8:.P8];1))/(QUARTILE([.G8:.P8];3)+QUARTILE([.G8:.P8];1))" office:value-type="float" office:value="0.333333333333333" calcext:value-type="float">
            <text:p>0.3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8" office:value-type="string" calcext:value-type="string">
            <text:p>nam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</text:p>
          </table:table-cell>
          <table:table-cell table:style-name="ce21" table:formula="of:=SUM([.G9:.N9])/8" office:value-type="float" office:value="2" calcext:value-type="float">
            <text:p>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/>
          <table:table-cell table:formula="of:=SUM([.G9:.P9])" office:value-type="float" office:value="18" calcext:value-type="float">
            <text:p>18</text:p>
          </table:table-cell>
          <table:table-cell table:style-name="ce31" table:formula="of:=AVERAGE([.G9:.P9])" office:value-type="float" office:value="2" calcext:value-type="float">
            <text:p>2.0</text:p>
          </table:table-cell>
          <table:table-cell table:formula="of:=MEDIAN([.G9:.P9])" office:value-type="float" office:value="2" calcext:value-type="float">
            <text:p>2</text:p>
          </table:table-cell>
          <table:table-cell table:style-name="ce31" table:formula="of:=STDEV([.G9:.P9])" office:value-type="float" office:value="0.5" calcext:value-type="float">
            <text:p>0.5</text:p>
          </table:table-cell>
          <table:table-cell table:style-name="ce33" table:formula="of:=[.T9]/[.R9]" office:value-type="percentage" office:value="0.25" calcext:value-type="percentage">
            <text:p>25.00%</text:p>
          </table:table-cell>
          <table:table-cell table:style-name="ce31" table:formula="of:=(QUARTILE([.G9:.P9];3)-QUARTILE([.G9:.P9];1))/(QUARTILE([.G9:.P9];3)+QUARTILE([.G9:.P9];1))" office:value-type="float" office:value="0" calcext:value-type="float">
            <text:p>0.0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8" office:value-type="string" calcext:value-type="string">
            <text:p>emai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</text:p>
          </table:table-cell>
          <table:table-cell table:style-name="ce21" table:formula="of:=SUM([.G10:.N10])/8" office:value-type="float" office:value="1.5" calcext:value-type="float">
            <text:p>1.5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SUM([.G10:.P10])" office:value-type="float" office:value="14" calcext:value-type="float">
            <text:p>14</text:p>
          </table:table-cell>
          <table:table-cell table:style-name="ce31" table:formula="of:=AVERAGE([.G10:.P10])" office:value-type="float" office:value="1.55555555555556" calcext:value-type="float">
            <text:p>1.6</text:p>
          </table:table-cell>
          <table:table-cell table:formula="of:=MEDIAN([.G10:.P10])" office:value-type="float" office:value="1" calcext:value-type="float">
            <text:p>1</text:p>
          </table:table-cell>
          <table:table-cell table:style-name="ce31" table:formula="of:=STDEV([.G10:.P10])" office:value-type="float" office:value="0.726483157256779" calcext:value-type="float">
            <text:p>0.7</text:p>
          </table:table-cell>
          <table:table-cell table:style-name="ce33" table:formula="of:=[.T10]/[.R10]" office:value-type="percentage" office:value="0.467024886807929" calcext:value-type="percentage">
            <text:p>46.70%</text:p>
          </table:table-cell>
          <table:table-cell table:style-name="ce31" table:formula="of:=(QUARTILE([.G10:.P10];3)-QUARTILE([.G10:.P10];1))/(QUARTILE([.G10:.P10];3)+QUARTILE([.G10:.P10];1))" office:value-type="float" office:value="0.333333333333333" calcext:value-type="float">
            <text:p>0.3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8" office:value-type="string" calcext:value-type="string">
            <text:p>rol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Yes?</text:p>
          </table:table-cell>
          <table:table-cell table:style-name="ce21" table:formula="of:=SUM([.G11:.N11])/8" office:value-type="float" office:value="2.875" calcext:value-type="float">
            <text:p>2.875</text:p>
          </table:table-cell>
          <table:table-cell table:number-columns-repeated="5"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/>
          <table:table-cell table:formula="of:=SUM([.G11:.P11])" office:value-type="float" office:value="26" calcext:value-type="float">
            <text:p>26</text:p>
          </table:table-cell>
          <table:table-cell table:style-name="ce31" table:formula="of:=AVERAGE([.G11:.P11])" office:value-type="float" office:value="2.88888888888889" calcext:value-type="float">
            <text:p>2.9</text:p>
          </table:table-cell>
          <table:table-cell table:formula="of:=MEDIAN([.G11:.P11])" office:value-type="float" office:value="3" calcext:value-type="float">
            <text:p>3</text:p>
          </table:table-cell>
          <table:table-cell table:style-name="ce31" table:formula="of:=STDEV([.G11:.P11])" office:value-type="float" office:value="0.333333333333333" calcext:value-type="float">
            <text:p>0.3</text:p>
          </table:table-cell>
          <table:table-cell table:style-name="ce33" table:formula="of:=[.T11]/[.R11]" office:value-type="percentage" office:value="0.115384615384615" calcext:value-type="percentage">
            <text:p>11.54%</text:p>
          </table:table-cell>
          <table:table-cell table:style-name="ce31" table:formula="of:=(QUARTILE([.G11:.P11];3)-QUARTILE([.G11:.P11];1))/(QUARTILE([.G11:.P11];3)+QUARTILE([.G11:.P11];1))" office:value-type="float" office:value="0" calcext:value-type="float">
            <text:p>0.0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8" office:value-type="string" calcext:value-type="string">
            <text:p>instrument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Yes</text:p>
          </table:table-cell>
          <table:table-cell table:style-name="ce21" table:formula="of:=SUM([.G12:.N12])/8" office:value-type="float" office:value="1.375" calcext:value-type="float">
            <text:p>1.37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formula="of:=SUM([.G12:.P12])" office:value-type="float" office:value="12" calcext:value-type="float">
            <text:p>12</text:p>
          </table:table-cell>
          <table:table-cell table:style-name="ce31" table:formula="of:=AVERAGE([.G12:.P12])" office:value-type="float" office:value="1.33333333333333" calcext:value-type="float">
            <text:p>1.3</text:p>
          </table:table-cell>
          <table:table-cell table:formula="of:=MEDIAN([.G12:.P12])" office:value-type="float" office:value="1" calcext:value-type="float">
            <text:p>1</text:p>
          </table:table-cell>
          <table:table-cell table:style-name="ce31" table:formula="of:=STDEV([.G12:.P12])" office:value-type="float" office:value="0.707106781186548" calcext:value-type="float">
            <text:p>0.7</text:p>
          </table:table-cell>
          <table:table-cell table:style-name="ce33" table:formula="of:=[.T12]/[.R12]" office:value-type="percentage" office:value="0.530330085889911" calcext:value-type="percentage">
            <text:p>53.03%</text:p>
          </table:table-cell>
          <table:table-cell table:style-name="ce31" table:formula="of:=(QUARTILE([.G12:.P12];3)-QUARTILE([.G12:.P12];1))/(QUARTILE([.G12:.P12];3)+QUARTILE([.G12:.P12];1))" office:value-type="float" office:value="0" calcext:value-type="float">
            <text:p>0.0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8" office:value-type="string" calcext:value-type="string">
            <text:p>objective type</text:p>
          </table:table-cell>
          <table:table-cell table:style-name="ce3" office:value-type="string" calcext:value-type="string">
            <text:p>Yes (formerly ‘magnification’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um</text:p>
          </table:table-cell>
          <table:table-cell table:style-name="ce21" table:formula="of:=SUM([.G13:.N13])/8" office:value-type="float" office:value="1.5" calcext:value-type="float">
            <text:p>1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/>
          <table:table-cell table:formula="of:=SUM([.G13:.P13])" office:value-type="float" office:value="14" calcext:value-type="float">
            <text:p>14</text:p>
          </table:table-cell>
          <table:table-cell table:style-name="ce31" table:formula="of:=AVERAGE([.G13:.P13])" office:value-type="float" office:value="1.55555555555556" calcext:value-type="float">
            <text:p>1.6</text:p>
          </table:table-cell>
          <table:table-cell table:formula="of:=MEDIAN([.G13:.P13])" office:value-type="float" office:value="1" calcext:value-type="float">
            <text:p>1</text:p>
          </table:table-cell>
          <table:table-cell table:style-name="ce31" table:formula="of:=STDEV([.G13:.P13])" office:value-type="float" office:value="0.726483157256779" calcext:value-type="float">
            <text:p>0.7</text:p>
          </table:table-cell>
          <table:table-cell table:style-name="ce33" table:formula="of:=[.T13]/[.R13]" office:value-type="percentage" office:value="0.467024886807929" calcext:value-type="percentage">
            <text:p>46.70%</text:p>
          </table:table-cell>
          <table:table-cell table:style-name="ce31" table:formula="of:=(QUARTILE([.G13:.P13];3)-QUARTILE([.G13:.P13];1))/(QUARTILE([.G13:.P13];3)+QUARTILE([.G13:.P13];1))" office:value-type="float" office:value="0.333333333333333" calcext:value-type="float">
            <text:p>0.3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8" office:value-type="string" calcext:value-type="string">
            <text:p>pixel size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um</text:p>
          </table:table-cell>
          <table:table-cell table:style-name="ce21" table:formula="of:=SUM([.G14:.N14])/8" office:value-type="float" office:value="1.125" calcext:value-type="float">
            <text:p>1.125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formula="of:=SUM([.G14:.P14])" office:value-type="float" office:value="12" calcext:value-type="float">
            <text:p>12</text:p>
          </table:table-cell>
          <table:table-cell table:style-name="ce31" table:formula="of:=AVERAGE([.G14:.P14])" office:value-type="float" office:value="1.33333333333333" calcext:value-type="float">
            <text:p>1.3</text:p>
          </table:table-cell>
          <table:table-cell table:formula="of:=MEDIAN([.G14:.P14])" office:value-type="float" office:value="1" calcext:value-type="float">
            <text:p>1</text:p>
          </table:table-cell>
          <table:table-cell table:style-name="ce31" table:formula="of:=STDEV([.G14:.P14])" office:value-type="float" office:value="0.707106781186548" calcext:value-type="float">
            <text:p>0.7</text:p>
          </table:table-cell>
          <table:table-cell table:style-name="ce33" table:formula="of:=[.T14]/[.R14]" office:value-type="percentage" office:value="0.530330085889911" calcext:value-type="percentage">
            <text:p>53.03%</text:p>
          </table:table-cell>
          <table:table-cell table:style-name="ce31" table:formula="of:=(QUARTILE([.G14:.P14];3)-QUARTILE([.G14:.P14];1))/(QUARTILE([.G14:.P14];3)+QUARTILE([.G14:.P14];1))" office:value-type="float" office:value="0" calcext:value-type="float">
            <text:p>0.0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8" office:value-type="string" calcext:value-type="string">
            <text:p>QR code?</text:p>
          </table:table-cell>
          <table:table-cell table:style-name="ce3" office:value-type="string" calcext:value-type="string">
            <text:p>No</text:p>
          </table:table-cell>
          <table:table-cell table:style-name="ce4" table:number-columns-repeated="2"/>
          <table:table-cell table:style-name="ce21" table:formula="of:=SUM([.G15:.N15])/8" office:value-type="float" office:value="2.75" calcext:value-type="float">
            <text:p>2.75</text:p>
          </table:table-cell>
          <table:table-cell table:number-columns-repeated="7"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formula="of:=SUM([.G15:.P15])" office:value-type="float" office:value="25" calcext:value-type="float">
            <text:p>25</text:p>
          </table:table-cell>
          <table:table-cell table:style-name="ce31" table:formula="of:=AVERAGE([.G15:.P15])" office:value-type="float" office:value="2.77777777777778" calcext:value-type="float">
            <text:p>2.8</text:p>
          </table:table-cell>
          <table:table-cell table:formula="of:=MEDIAN([.G15:.P15])" office:value-type="float" office:value="3" calcext:value-type="float">
            <text:p>3</text:p>
          </table:table-cell>
          <table:table-cell table:style-name="ce31" table:formula="of:=STDEV([.G15:.P15])" office:value-type="float" office:value="0.666666666666667" calcext:value-type="float">
            <text:p>0.7</text:p>
          </table:table-cell>
          <table:table-cell table:style-name="ce33" table:formula="of:=[.T15]/[.R15]" office:value-type="percentage" office:value="0.24" calcext:value-type="percentage">
            <text:p>24.00%</text:p>
          </table:table-cell>
          <table:table-cell table:style-name="ce31" table:formula="of:=(QUARTILE([.G15:.P15];3)-QUARTILE([.G15:.P15];1))/(QUARTILE([.G15:.P15];3)+QUARTILE([.G15:.P15];1))" office:value-type="float" office:value="0" calcext:value-type="float">
            <text:p>0.0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8" office:value-type="string" calcext:value-type="string">
            <text:p># time frame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um</text:p>
          </table:table-cell>
          <table:table-cell table:style-name="ce21" table:formula="of:=SUM([.G16:.N16])/8" office:value-type="float" office:value="1.375" calcext:value-type="float">
            <text:p>1.375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/>
          <table:table-cell table:formula="of:=SUM([.G16:.P16])" office:value-type="float" office:value="13" calcext:value-type="float">
            <text:p>13</text:p>
          </table:table-cell>
          <table:table-cell table:style-name="ce31" table:formula="of:=AVERAGE([.G16:.P16])" office:value-type="float" office:value="1.44444444444444" calcext:value-type="float">
            <text:p>1.4</text:p>
          </table:table-cell>
          <table:table-cell table:formula="of:=MEDIAN([.G16:.P16])" office:value-type="float" office:value="1" calcext:value-type="float">
            <text:p>1</text:p>
          </table:table-cell>
          <table:table-cell table:style-name="ce31" table:formula="of:=STDEV([.G16:.P16])" office:value-type="float" office:value="0.52704627669473" calcext:value-type="float">
            <text:p>0.5</text:p>
          </table:table-cell>
          <table:table-cell table:style-name="ce33" table:formula="of:=[.T16]/[.R16]" office:value-type="percentage" office:value="0.36487819155789" calcext:value-type="percentage">
            <text:p>36.49%</text:p>
          </table:table-cell>
          <table:table-cell table:style-name="ce31" table:formula="of:=(QUARTILE([.G16:.P16];3)-QUARTILE([.G16:.P16];1))/(QUARTILE([.G16:.P16];3)+QUARTILE([.G16:.P16];1))" office:value-type="float" office:value="0.333333333333333" calcext:value-type="float">
            <text:p>0.3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8" office:value-type="string" calcext:value-type="string">
            <text:p>Rows on plat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um</text:p>
          </table:table-cell>
          <table:table-cell table:style-name="ce21" table:formula="of:=SUM([.G17:.N17])/8" office:value-type="float" office:value="1.625" calcext:value-type="float">
            <text:p>1.62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formula="of:=SUM([.G17:.P17])" office:value-type="float" office:value="16" calcext:value-type="float">
            <text:p>16</text:p>
          </table:table-cell>
          <table:table-cell table:style-name="ce31" table:formula="of:=AVERAGE([.G17:.P17])" office:value-type="float" office:value="1.77777777777778" calcext:value-type="float">
            <text:p>1.8</text:p>
          </table:table-cell>
          <table:table-cell table:formula="of:=MEDIAN([.G17:.P17])" office:value-type="float" office:value="2" calcext:value-type="float">
            <text:p>2</text:p>
          </table:table-cell>
          <table:table-cell table:style-name="ce31" table:formula="of:=STDEV([.G17:.P17])" office:value-type="float" office:value="0.833333333333333" calcext:value-type="float">
            <text:p>0.8</text:p>
          </table:table-cell>
          <table:table-cell table:style-name="ce33" table:formula="of:=[.T17]/[.R17]" office:value-type="percentage" office:value="0.46875" calcext:value-type="percentage">
            <text:p>46.88%</text:p>
          </table:table-cell>
          <table:table-cell table:style-name="ce31" table:formula="of:=(QUARTILE([.G17:.P17];3)-QUARTILE([.G17:.P17];1))/(QUARTILE([.G17:.P17];3)+QUARTILE([.G17:.P17];1))" office:value-type="float" office:value="0.333333333333333" calcext:value-type="float">
            <text:p>0.3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8" office:value-type="string" calcext:value-type="string">
            <text:p>Columns on plat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um</text:p>
          </table:table-cell>
          <table:table-cell table:style-name="ce21" table:formula="of:=SUM([.G18:.N18])/8" office:value-type="float" office:value="1.625" calcext:value-type="float">
            <text:p>1.62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formula="of:=SUM([.G18:.P18])" office:value-type="float" office:value="16" calcext:value-type="float">
            <text:p>16</text:p>
          </table:table-cell>
          <table:table-cell table:style-name="ce31" table:formula="of:=AVERAGE([.G18:.P18])" office:value-type="float" office:value="1.77777777777778" calcext:value-type="float">
            <text:p>1.8</text:p>
          </table:table-cell>
          <table:table-cell table:formula="of:=MEDIAN([.G18:.P18])" office:value-type="float" office:value="2" calcext:value-type="float">
            <text:p>2</text:p>
          </table:table-cell>
          <table:table-cell table:style-name="ce31" table:formula="of:=STDEV([.G18:.P18])" office:value-type="float" office:value="0.833333333333333" calcext:value-type="float">
            <text:p>0.8</text:p>
          </table:table-cell>
          <table:table-cell table:style-name="ce33" table:formula="of:=[.T18]/[.R18]" office:value-type="percentage" office:value="0.46875" calcext:value-type="percentage">
            <text:p>46.88%</text:p>
          </table:table-cell>
          <table:table-cell table:style-name="ce31" table:formula="of:=(QUARTILE([.G18:.P18];3)-QUARTILE([.G18:.P18];1))/(QUARTILE([.G18:.P18];3)+QUARTILE([.G18:.P18];1))" office:value-type="float" office:value="0.333333333333333" calcext:value-type="float">
            <text:p>0.3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8" office:value-type="string" calcext:value-type="string">
            <text:p>Plate type (manufacturer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Yes (CV to be developed) - might be too tricky? Fast evolving</text:p>
          </table:table-cell>
          <table:table-cell table:style-name="ce21" table:formula="of:=SUM([.G19:.N19])/8" office:value-type="float" office:value="2" calcext:value-type="float">
            <text:p>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/>
          <table:table-cell table:formula="of:=SUM([.G19:.P19])" office:value-type="float" office:value="18" calcext:value-type="float">
            <text:p>18</text:p>
          </table:table-cell>
          <table:table-cell table:style-name="ce31" table:formula="of:=AVERAGE([.G19:.P19])" office:value-type="float" office:value="2" calcext:value-type="float">
            <text:p>2.0</text:p>
          </table:table-cell>
          <table:table-cell table:formula="of:=MEDIAN([.G19:.P19])" office:value-type="float" office:value="2" calcext:value-type="float">
            <text:p>2</text:p>
          </table:table-cell>
          <table:table-cell table:style-name="ce31" table:formula="of:=STDEV([.G19:.P19])" office:value-type="float" office:value="0.707106781186548" calcext:value-type="float">
            <text:p>0.7</text:p>
          </table:table-cell>
          <table:table-cell table:style-name="ce33" table:formula="of:=[.T19]/[.R19]" office:value-type="percentage" office:value="0.353553390593274" calcext:value-type="percentage">
            <text:p>35.36%</text:p>
          </table:table-cell>
          <table:table-cell table:style-name="ce31" table:formula="of:=(QUARTILE([.G19:.P19];3)-QUARTILE([.G19:.P19];1))/(QUARTILE([.G19:.P19];3)+QUARTILE([.G19:.P19];1))" office:value-type="float" office:value="0" calcext:value-type="float">
            <text:p>0.0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environment condition during imaging process (implicit)</text:p>
          </table:table-cell>
          <table:table-cell table:style-name="ce8" office:value-type="string" calcext:value-type="string">
            <text:p>instrument temperature control</text:p>
            <text:p>humidity</text:p>
            <text:p>atmosphere (O2,CO2 pp, N2),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V</text:p>
            <text:p>whole instrument in incubator</text:p>
            <text:p>or just the plate.</text:p>
            <text:p>(heating type: heating stages/ focused beams)</text:p>
          </table:table-cell>
          <table:table-cell table:style-name="ce21" table:formula="of:=SUM([.G20:.N20])/8" office:value-type="float" office:value="1.5" calcext:value-type="float">
            <text:p>1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/>
          <table:table-cell table:formula="of:=SUM([.G20:.P20])" office:value-type="float" office:value="13" calcext:value-type="float">
            <text:p>13</text:p>
          </table:table-cell>
          <table:table-cell table:style-name="ce31" table:formula="of:=AVERAGE([.G20:.P20])" office:value-type="float" office:value="1.44444444444444" calcext:value-type="float">
            <text:p>1.4</text:p>
          </table:table-cell>
          <table:table-cell table:formula="of:=MEDIAN([.G20:.P20])" office:value-type="float" office:value="1" calcext:value-type="float">
            <text:p>1</text:p>
          </table:table-cell>
          <table:table-cell table:style-name="ce31" table:formula="of:=STDEV([.G20:.P20])" office:value-type="float" office:value="0.881917103688197" calcext:value-type="float">
            <text:p>0.9</text:p>
          </table:table-cell>
          <table:table-cell table:style-name="ce33" table:formula="of:=[.T20]/[.R20]" office:value-type="percentage" office:value="0.610557994861059" calcext:value-type="percentage">
            <text:p>61.06%</text:p>
          </table:table-cell>
          <table:table-cell table:style-name="ce31" table:formula="of:=(QUARTILE([.G20:.P20];3)-QUARTILE([.G20:.P20];1))/(QUARTILE([.G20:.P20];3)+QUARTILE([.G20:.P20];1))" office:value-type="float" office:value="0" calcext:value-type="float">
            <text:p>0.0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time point after plating / data acquisition starting point</text:p>
          </table:table-cell>
          <table:table-cell table:style-name="ce10"/>
          <table:table-cell table:style-name="ce3" office:value-type="string" calcext:value-type="string">
            <text:p>N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T ISO8601</text:p>
          </table:table-cell>
          <table:table-cell table:style-name="ce21" table:formula="of:=SUM([.G21:.N21])/8" office:value-type="float" office:value="2.125" calcext:value-type="float">
            <text:p>2.12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SUM([.G21:.P21])" office:value-type="float" office:value="19" calcext:value-type="float">
            <text:p>19</text:p>
          </table:table-cell>
          <table:table-cell table:style-name="ce31" table:formula="of:=AVERAGE([.G21:.P21])" office:value-type="float" office:value="2.11111111111111" calcext:value-type="float">
            <text:p>2.1</text:p>
          </table:table-cell>
          <table:table-cell table:formula="of:=MEDIAN([.G21:.P21])" office:value-type="float" office:value="2" calcext:value-type="float">
            <text:p>2</text:p>
          </table:table-cell>
          <table:table-cell table:style-name="ce31" table:formula="of:=STDEV([.G21:.P21])" office:value-type="float" office:value="0.781735959970572" calcext:value-type="float">
            <text:p>0.8</text:p>
          </table:table-cell>
          <table:table-cell table:style-name="ce33" table:formula="of:=[.T21]/[.R21]" office:value-type="percentage" office:value="0.370295981038692" calcext:value-type="percentage">
            <text:p>37.03%</text:p>
          </table:table-cell>
          <table:table-cell table:style-name="ce31" table:formula="of:=(QUARTILE([.G21:.P21];3)-QUARTILE([.G21:.P21];1))/(QUARTILE([.G21:.P21];3)+QUARTILE([.G21:.P21];1))"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Biological condition</text:p>
          </table:table-cell>
          <table:table-cell table:style-name="ce8" office:value-type="string" calcext:value-type="string">
            <text:p>Type of assay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Yes</text:p>
          </table:table-cell>
          <table:table-cell table:style-name="ce21" table:formula="of:=SUM([.G22:.N22])/8" office:value-type="float" office:value="1" calcext:value-type="float">
            <text:p>1</text:p>
          </table:table-cell>
          <table:table-cell table:number-columns-repeated="9" table:style-name="ce7" office:value-type="float" office:value="1" calcext:value-type="float">
            <text:p>1</text:p>
          </table:table-cell>
          <table:table-cell/>
          <table:table-cell table:formula="of:=SUM([.G22:.P22])" office:value-type="float" office:value="9" calcext:value-type="float">
            <text:p>9</text:p>
          </table:table-cell>
          <table:table-cell table:style-name="ce31" table:formula="of:=AVERAGE([.G22:.P22])" office:value-type="float" office:value="1" calcext:value-type="float">
            <text:p>1.0</text:p>
          </table:table-cell>
          <table:table-cell table:formula="of:=MEDIAN([.G22:.P22])" office:value-type="float" office:value="1" calcext:value-type="float">
            <text:p>1</text:p>
          </table:table-cell>
          <table:table-cell table:style-name="ce31" table:formula="of:=STDEV([.G22:.P22])" office:value-type="float" office:value="0" calcext:value-type="float">
            <text:p>0.0</text:p>
          </table:table-cell>
          <table:table-cell table:style-name="ce33" table:formula="of:=[.T22]/[.R22]" office:value-type="percentage" office:value="0" calcext:value-type="percentage">
            <text:p>0.00%</text:p>
          </table:table-cell>
          <table:table-cell table:style-name="ce31" table:formula="of:=(QUARTILE([.G22:.P22];3)-QUARTILE([.G22:.P22];1))/(QUARTILE([.G22:.P22];3)+QUARTILE([.G22:.P22];1))" office:value-type="float" office:value="0" calcext:value-type="float">
            <text:p>0.0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8" office:value-type="string" calcext:value-type="string">
            <text:p>cell type (formerly ‘cell line’)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Yes (CTO, CL, CLO)</text:p>
          </table:table-cell>
          <table:table-cell table:style-name="ce21" table:formula="of:=SUM([.G23:.N23])/8" office:value-type="float" office:value="1.125" calcext:value-type="float">
            <text:p>1.125</text:p>
          </table:table-cell>
          <table:table-cell table:number-columns-repeated="7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formula="of:=SUM([.G23:.P23])" office:value-type="float" office:value="10" calcext:value-type="float">
            <text:p>10</text:p>
          </table:table-cell>
          <table:table-cell table:style-name="ce31" table:formula="of:=AVERAGE([.G23:.P23])" office:value-type="float" office:value="1.11111111111111" calcext:value-type="float">
            <text:p>1.1</text:p>
          </table:table-cell>
          <table:table-cell table:formula="of:=MEDIAN([.G23:.P23])" office:value-type="float" office:value="1" calcext:value-type="float">
            <text:p>1</text:p>
          </table:table-cell>
          <table:table-cell table:style-name="ce31" table:formula="of:=STDEV([.G23:.P23])" office:value-type="float" office:value="0.333333333333333" calcext:value-type="float">
            <text:p>0.3</text:p>
          </table:table-cell>
          <table:table-cell table:style-name="ce33" table:formula="of:=[.T23]/[.R23]" office:value-type="percentage" office:value="0.3" calcext:value-type="percentage">
            <text:p>30.00%</text:p>
          </table:table-cell>
          <table:table-cell table:style-name="ce31" table:formula="of:=(QUARTILE([.G23:.P23];3)-QUARTILE([.G23:.P23];1))/(QUARTILE([.G23:.P23];3)+QUARTILE([.G23:.P23];1))" office:value-type="float" office:value="0" calcext:value-type="float">
            <text:p>0.0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8" office:value-type="string" calcext:value-type="string">
            <text:p>(for primary cell, isolation protocol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ointing to a protocol/publication (or free text) URI (miltenyi biotech ; immune magnetic separation)</text:p>
          </table:table-cell>
          <table:table-cell table:style-name="ce21" table:formula="of:=SUM([.G24:.N24])/8" office:value-type="float" office:value="0.625" calcext:value-type="float">
            <text:p>0.625</text:p>
          </table:table-cell>
          <table:table-cell table:number-columns-repeated="4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formula="of:=SUM([.G24:.P24])" office:value-type="float" office:value="6" calcext:value-type="float">
            <text:p>6</text:p>
          </table:table-cell>
          <table:table-cell table:style-name="ce31" table:formula="of:=AVERAGE([.G24:.P24])" office:value-type="float" office:value="1.5" calcext:value-type="float">
            <text:p>1.5</text:p>
          </table:table-cell>
          <table:table-cell table:formula="of:=MEDIAN([.G24:.P24])" office:value-type="float" office:value="1.5" calcext:value-type="float">
            <text:p>1.5</text:p>
          </table:table-cell>
          <table:table-cell table:style-name="ce31" table:formula="of:=STDEV([.G24:.P24])" office:value-type="float" office:value="0.577350269189626" calcext:value-type="float">
            <text:p>0.6</text:p>
          </table:table-cell>
          <table:table-cell table:style-name="ce33" table:formula="of:=[.T24]/[.R24]" office:value-type="percentage" office:value="0.38490017945975" calcext:value-type="percentage">
            <text:p>38.49%</text:p>
          </table:table-cell>
          <table:table-cell table:style-name="ce31" table:formula="of:=(QUARTILE([.G24:.P24];3)-QUARTILE([.G24:.P24];1))/(QUARTILE([.G24:.P24];3)+QUARTILE([.G24:.P24];1))" office:value-type="float" office:value="0.333333333333333" calcext:value-type="float">
            <text:p>0.3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8" office:value-type="string" calcext:value-type="string">
            <text:p>seeding density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um</text:p>
          </table:table-cell>
          <table:table-cell table:style-name="ce21" table:formula="of:=SUM([.G25:.N25])/8" office:value-type="float" office:value="1.5" calcext:value-type="float">
            <text:p>1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formula="of:=SUM([.G25:.P25])" office:value-type="float" office:value="13" calcext:value-type="float">
            <text:p>13</text:p>
          </table:table-cell>
          <table:table-cell table:style-name="ce31" table:formula="of:=AVERAGE([.G25:.P25])" office:value-type="float" office:value="1.44444444444444" calcext:value-type="float">
            <text:p>1.4</text:p>
          </table:table-cell>
          <table:table-cell table:formula="of:=MEDIAN([.G25:.P25])" office:value-type="float" office:value="1" calcext:value-type="float">
            <text:p>1</text:p>
          </table:table-cell>
          <table:table-cell table:style-name="ce31" table:formula="of:=STDEV([.G25:.P25])" office:value-type="float" office:value="0.52704627669473" calcext:value-type="float">
            <text:p>0.5</text:p>
          </table:table-cell>
          <table:table-cell table:style-name="ce33" table:formula="of:=[.T25]/[.R25]" office:value-type="percentage" office:value="0.36487819155789" calcext:value-type="percentage">
            <text:p>36.49%</text:p>
          </table:table-cell>
          <table:table-cell table:style-name="ce31" table:formula="of:=(QUARTILE([.G25:.P25];3)-QUARTILE([.G25:.P25];1))/(QUARTILE([.G25:.P25];3)+QUARTILE([.G25:.P25];1))" office:value-type="float" office:value="0.333333333333333" calcext:value-type="float">
            <text:p>0.3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8" office:value-type="string" calcext:value-type="string">
            <text:p>serum typ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Yes?</text:p>
          </table:table-cell>
          <table:table-cell table:style-name="ce21" table:formula="of:=SUM([.G26:.N26])/8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formula="of:=SUM([.G26:.P26])" office:value-type="float" office:value="17" calcext:value-type="float">
            <text:p>17</text:p>
          </table:table-cell>
          <table:table-cell table:style-name="ce31" table:formula="of:=AVERAGE([.G26:.P26])" office:value-type="float" office:value="1.88888888888889" calcext:value-type="float">
            <text:p>1.9</text:p>
          </table:table-cell>
          <table:table-cell table:formula="of:=MEDIAN([.G26:.P26])" office:value-type="float" office:value="2" calcext:value-type="float">
            <text:p>2</text:p>
          </table:table-cell>
          <table:table-cell table:style-name="ce31" table:formula="of:=STDEV([.G26:.P26])" office:value-type="float" office:value="0.781735959970572" calcext:value-type="float">
            <text:p>0.8</text:p>
          </table:table-cell>
          <table:table-cell table:style-name="ce33" table:formula="of:=[.T26]/[.R26]" office:value-type="percentage" office:value="0.413860214102067" calcext:value-type="percentage">
            <text:p>41.39%</text:p>
          </table:table-cell>
          <table:table-cell table:style-name="ce31" table:formula="of:=(QUARTILE([.G26:.P26];3)-QUARTILE([.G26:.P26];1))/(QUARTILE([.G26:.P26];3)+QUARTILE([.G26:.P26];1))" office:value-type="float" office:value="0.333333333333333" calcext:value-type="float">
            <text:p>0.3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8" office:value-type="string" calcext:value-type="string">
            <text:p>serum concentratio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um</text:p>
          </table:table-cell>
          <table:table-cell table:style-name="ce21" table:formula="of:=SUM([.G27:.N27])/8" office:value-type="float" office:value="1.625" calcext:value-type="float">
            <text:p>1.62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formula="of:=SUM([.G27:.P27])" office:value-type="float" office:value="14" calcext:value-type="float">
            <text:p>14</text:p>
          </table:table-cell>
          <table:table-cell table:style-name="ce31" table:formula="of:=AVERAGE([.G27:.P27])" office:value-type="float" office:value="1.55555555555556" calcext:value-type="float">
            <text:p>1.6</text:p>
          </table:table-cell>
          <table:table-cell table:formula="of:=MEDIAN([.G27:.P27])" office:value-type="float" office:value="1" calcext:value-type="float">
            <text:p>1</text:p>
          </table:table-cell>
          <table:table-cell table:style-name="ce31" table:formula="of:=STDEV([.G27:.P27])" office:value-type="float" office:value="0.726483157256779" calcext:value-type="float">
            <text:p>0.7</text:p>
          </table:table-cell>
          <table:table-cell table:style-name="ce33" table:formula="of:=[.T27]/[.R27]" office:value-type="percentage" office:value="0.467024886807929" calcext:value-type="percentage">
            <text:p>46.70%</text:p>
          </table:table-cell>
          <table:table-cell table:style-name="ce31" table:formula="of:=(QUARTILE([.G27:.P27];3)-QUARTILE([.G27:.P27];1))/(QUARTILE([.G27:.P27];3)+QUARTILE([.G27:.P27];1))" office:value-type="float" office:value="0.333333333333333" calcext:value-type="float">
            <text:p>0.3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8" office:value-type="string" calcext:value-type="string">
            <text:p>seeding tim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T</text:p>
          </table:table-cell>
          <table:table-cell table:style-name="ce21" table:formula="of:=SUM([.G28:.N28])/8" office:value-type="float" office:value="2.125" calcext:value-type="float">
            <text:p>2.12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5"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formula="of:=SUM([.G28:.P28])" office:value-type="float" office:value="18" calcext:value-type="float">
            <text:p>18</text:p>
          </table:table-cell>
          <table:table-cell table:style-name="ce31" table:formula="of:=AVERAGE([.G28:.P28])" office:value-type="float" office:value="2" calcext:value-type="float">
            <text:p>2.0</text:p>
          </table:table-cell>
          <table:table-cell table:formula="of:=MEDIAN([.G28:.P28])" office:value-type="float" office:value="2" calcext:value-type="float">
            <text:p>2</text:p>
          </table:table-cell>
          <table:table-cell table:style-name="ce31" table:formula="of:=STDEV([.G28:.P28])" office:value-type="float" office:value="0.5" calcext:value-type="float">
            <text:p>0.5</text:p>
          </table:table-cell>
          <table:table-cell table:style-name="ce33" table:formula="of:=[.T28]/[.R28]" office:value-type="percentage" office:value="0.25" calcext:value-type="percentage">
            <text:p>25.00%</text:p>
          </table:table-cell>
          <table:table-cell table:style-name="ce31" table:formula="of:=(QUARTILE([.G28:.P28];3)-QUARTILE([.G28:.P28];1))/(QUARTILE([.G28:.P28];3)+QUARTILE([.G28:.P28];1))" office:value-type="float" office:value="0" calcext:value-type="float">
            <text:p>0.0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8" office:value-type="string" calcext:value-type="string">
            <text:p>growth medium</text:p>
            <text:p/>
            <text:p>buffer</text:p>
            <text:p/>
            <text:p>antibiotics</text:p>
          </table:table-cell>
          <table:table-cell table:style-name="ce3" office:value-type="string" calcext:value-type="string">
            <text:p>Yes</text:p>
            <text:p/>
            <text:p>?</text:p>
            <text:p/>
            <text:p>?</text:p>
          </table:table-cell>
          <table:table-cell table:style-name="ce3" office:value-type="string" calcext:value-type="string">
            <text:p>2</text:p>
            <text:p/>
            <text:p>2</text:p>
            <text:p/>
            <text:p>2</text:p>
          </table:table-cell>
          <table:table-cell table:style-name="ce3" office:value-type="string" calcext:value-type="string">
            <text:p>Yes?</text:p>
            <text:p/>
            <text:p>No</text:p>
            <text:p/>
            <text:p>No</text:p>
          </table:table-cell>
          <table:table-cell table:style-name="ce21" table:formula="of:=SUM([.G29:.N29])/8" office:value-type="float" office:value="1.625" calcext:value-type="float">
            <text:p>1.62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formula="of:=SUM([.G29:.P29])" office:value-type="float" office:value="14" calcext:value-type="float">
            <text:p>14</text:p>
          </table:table-cell>
          <table:table-cell table:style-name="ce31" table:formula="of:=AVERAGE([.G29:.P29])" office:value-type="float" office:value="1.55555555555556" calcext:value-type="float">
            <text:p>1.6</text:p>
          </table:table-cell>
          <table:table-cell table:formula="of:=MEDIAN([.G29:.P29])" office:value-type="float" office:value="1" calcext:value-type="float">
            <text:p>1</text:p>
          </table:table-cell>
          <table:table-cell table:style-name="ce31" table:formula="of:=STDEV([.G29:.P29])" office:value-type="float" office:value="0.726483157256779" calcext:value-type="float">
            <text:p>0.7</text:p>
          </table:table-cell>
          <table:table-cell table:style-name="ce33" table:formula="of:=[.T29]/[.R29]" office:value-type="percentage" office:value="0.467024886807929" calcext:value-type="percentage">
            <text:p>46.70%</text:p>
          </table:table-cell>
          <table:table-cell table:style-name="ce31" table:formula="of:=(QUARTILE([.G29:.P29];3)-QUARTILE([.G29:.P29];1))/(QUARTILE([.G29:.P29];3)+QUARTILE([.G29:.P29];1))" office:value-type="float" office:value="0.333333333333333" calcext:value-type="float">
            <text:p>0.3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8" office:value-type="string" calcext:value-type="string">
            <text:p>ECM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Yes?</text:p>
          </table:table-cell>
          <table:table-cell table:style-name="ce21" table:formula="of:=SUM([.G30:.N30])/8" office:value-type="float" office:value="1.625" calcext:value-type="float">
            <text:p>1.62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formula="of:=SUM([.G30:.P30])" office:value-type="float" office:value="14" calcext:value-type="float">
            <text:p>14</text:p>
          </table:table-cell>
          <table:table-cell table:style-name="ce31" table:formula="of:=AVERAGE([.G30:.P30])" office:value-type="float" office:value="1.55555555555556" calcext:value-type="float">
            <text:p>1.6</text:p>
          </table:table-cell>
          <table:table-cell table:formula="of:=MEDIAN([.G30:.P30])" office:value-type="float" office:value="1" calcext:value-type="float">
            <text:p>1</text:p>
          </table:table-cell>
          <table:table-cell table:style-name="ce31" table:formula="of:=STDEV([.G30:.P30])" office:value-type="float" office:value="0.881917103688197" calcext:value-type="float">
            <text:p>0.9</text:p>
          </table:table-cell>
          <table:table-cell table:style-name="ce33" table:formula="of:=[.T30]/[.R30]" office:value-type="percentage" office:value="0.566946709513841" calcext:value-type="percentage">
            <text:p>56.69%</text:p>
          </table:table-cell>
          <table:table-cell table:style-name="ce31" table:formula="of:=(QUARTILE([.G30:.P30];3)-QUARTILE([.G30:.P30];1))/(QUARTILE([.G30:.P30];3)+QUARTILE([.G30:.P30];1))" office:value-type="float" office:value="0.333333333333333" calcext:value-type="float">
            <text:p>0.3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8" office:value-type="string" calcext:value-type="string">
            <text:p>top matrix volum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um</text:p>
          </table:table-cell>
          <table:table-cell table:style-name="ce21" table:formula="of:=SUM([.G31:.N31])/8" office:value-type="float" office:value="2.75" calcext:value-type="float">
            <text:p>2.75</text:p>
          </table:table-cell>
          <table:table-cell table:number-columns-repeated="5"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/>
          <table:table-cell table:formula="of:=SUM([.G31:.P31])" office:value-type="float" office:value="24" calcext:value-type="float">
            <text:p>24</text:p>
          </table:table-cell>
          <table:table-cell table:style-name="ce31" table:formula="of:=AVERAGE([.G31:.P31])" office:value-type="float" office:value="2.66666666666667" calcext:value-type="float">
            <text:p>2.7</text:p>
          </table:table-cell>
          <table:table-cell table:formula="of:=MEDIAN([.G31:.P31])" office:value-type="float" office:value="3" calcext:value-type="float">
            <text:p>3</text:p>
          </table:table-cell>
          <table:table-cell table:style-name="ce31" table:formula="of:=STDEV([.G31:.P31])" office:value-type="float" office:value="0.5" calcext:value-type="float">
            <text:p>0.5</text:p>
          </table:table-cell>
          <table:table-cell table:style-name="ce33" table:formula="of:=[.T31]/[.R31]" office:value-type="percentage" office:value="0.1875" calcext:value-type="percentage">
            <text:p>18.75%</text:p>
          </table:table-cell>
          <table:table-cell table:style-name="ce31" table:formula="of:=(QUARTILE([.G31:.P31];3)-QUARTILE([.G31:.P31];1))/(QUARTILE([.G31:.P31];3)+QUARTILE([.G31:.P31];1))"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8" office:value-type="string" calcext:value-type="string">
            <text:p>bottom matrix volum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um</text:p>
          </table:table-cell>
          <table:table-cell table:style-name="ce21" table:formula="of:=SUM([.G32:.N32])/8" office:value-type="float" office:value="2.625" calcext:value-type="float">
            <text:p>2.625</text:p>
          </table:table-cell>
          <table:table-cell table:number-columns-repeated="5"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/>
          <table:table-cell table:formula="of:=SUM([.G32:.P32])" office:value-type="float" office:value="23" calcext:value-type="float">
            <text:p>23</text:p>
          </table:table-cell>
          <table:table-cell table:style-name="ce31" table:formula="of:=AVERAGE([.G32:.P32])" office:value-type="float" office:value="2.55555555555556" calcext:value-type="float">
            <text:p>2.6</text:p>
          </table:table-cell>
          <table:table-cell table:formula="of:=MEDIAN([.G32:.P32])" office:value-type="float" office:value="3" calcext:value-type="float">
            <text:p>3</text:p>
          </table:table-cell>
          <table:table-cell table:style-name="ce31" table:formula="of:=STDEV([.G32:.P32])" office:value-type="float" office:value="0.726483157256779" calcext:value-type="float">
            <text:p>0.7</text:p>
          </table:table-cell>
          <table:table-cell table:style-name="ce33" table:formula="of:=[.T32]/[.R32]" office:value-type="percentage" office:value="0.284276018057" calcext:value-type="percentage">
            <text:p>28.43%</text:p>
          </table:table-cell>
          <table:table-cell table:style-name="ce31" table:formula="of:=(QUARTILE([.G32:.P32];3)-QUARTILE([.G32:.P32];1))/(QUARTILE([.G32:.P32];3)+QUARTILE([.G32:.P32];1))"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8" office:value-type="string" calcext:value-type="string">
            <text:p>coating typ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Yes?</text:p>
          </table:table-cell>
          <table:table-cell table:style-name="ce21" table:formula="of:=SUM([.G33:.N33])/8" office:value-type="float" office:value="1.875" calcext:value-type="float">
            <text:p>1.87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/>
          <table:table-cell table:formula="of:=SUM([.G33:.P33])" office:value-type="float" office:value="17" calcext:value-type="float">
            <text:p>17</text:p>
          </table:table-cell>
          <table:table-cell table:style-name="ce31" table:formula="of:=AVERAGE([.G33:.P33])" office:value-type="float" office:value="1.88888888888889" calcext:value-type="float">
            <text:p>1.9</text:p>
          </table:table-cell>
          <table:table-cell table:formula="of:=MEDIAN([.G33:.P33])" office:value-type="float" office:value="2" calcext:value-type="float">
            <text:p>2</text:p>
          </table:table-cell>
          <table:table-cell table:style-name="ce31" table:formula="of:=STDEV([.G33:.P33])" office:value-type="float" office:value="0.927960727138337" calcext:value-type="float">
            <text:p>0.9</text:p>
          </table:table-cell>
          <table:table-cell table:style-name="ce33" table:formula="of:=[.T33]/[.R33]" office:value-type="percentage" office:value="0.491273326132061" calcext:value-type="percentage">
            <text:p>49.13%</text:p>
          </table:table-cell>
          <table:table-cell table:style-name="ce31" table:formula="of:=(QUARTILE([.G33:.P33];3)-QUARTILE([.G33:.P33];1))/(QUARTILE([.G33:.P33];3)+QUARTILE([.G33:.P33];1))" office:value-type="float" office:value="0.5" calcext:value-type="float">
            <text:p>0.5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8" office:value-type="string" calcext:value-type="string">
            <text:p>coating temperatur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um</text:p>
          </table:table-cell>
          <table:table-cell table:style-name="ce21" table:formula="of:=SUM([.G34:.N34])/8" office:value-type="float" office:value="2.375" calcext:value-type="float">
            <text:p>2.37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formula="of:=SUM([.G34:.P34])" office:value-type="float" office:value="20" calcext:value-type="float">
            <text:p>20</text:p>
          </table:table-cell>
          <table:table-cell table:style-name="ce31" table:formula="of:=AVERAGE([.G34:.P34])" office:value-type="float" office:value="2.22222222222222" calcext:value-type="float">
            <text:p>2.2</text:p>
          </table:table-cell>
          <table:table-cell table:formula="of:=MEDIAN([.G34:.P34])" office:value-type="float" office:value="2" calcext:value-type="float">
            <text:p>2</text:p>
          </table:table-cell>
          <table:table-cell table:style-name="ce31" table:formula="of:=STDEV([.G34:.P34])" office:value-type="float" office:value="0.833333333333333" calcext:value-type="float">
            <text:p>0.8</text:p>
          </table:table-cell>
          <table:table-cell table:style-name="ce33" table:formula="of:=[.T34]/[.R34]" office:value-type="percentage" office:value="0.375" calcext:value-type="percentage">
            <text:p>37.50%</text:p>
          </table:table-cell>
          <table:table-cell table:style-name="ce31" table:formula="of:=(QUARTILE([.G34:.P34];3)-QUARTILE([.G34:.P34];1))/(QUARTILE([.G34:.P34];3)+QUARTILE([.G34:.P34];1))"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8" office:value-type="string" calcext:value-type="string">
            <text:p>coating concentratio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um</text:p>
          </table:table-cell>
          <table:table-cell table:style-name="ce21" table:formula="of:=SUM([.G35:.N35])/8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formula="of:=SUM([.G35:.P35])" office:value-type="float" office:value="17" calcext:value-type="float">
            <text:p>17</text:p>
          </table:table-cell>
          <table:table-cell table:style-name="ce31" table:formula="of:=AVERAGE([.G35:.P35])" office:value-type="float" office:value="1.88888888888889" calcext:value-type="float">
            <text:p>1.9</text:p>
          </table:table-cell>
          <table:table-cell table:formula="of:=MEDIAN([.G35:.P35])" office:value-type="float" office:value="2" calcext:value-type="float">
            <text:p>2</text:p>
          </table:table-cell>
          <table:table-cell table:style-name="ce31" table:formula="of:=STDEV([.G35:.P35])" office:value-type="float" office:value="0.927960727138337" calcext:value-type="float">
            <text:p>0.9</text:p>
          </table:table-cell>
          <table:table-cell table:style-name="ce33" table:formula="of:=[.T35]/[.R35]" office:value-type="percentage" office:value="0.491273326132061" calcext:value-type="percentage">
            <text:p>49.13%</text:p>
          </table:table-cell>
          <table:table-cell table:style-name="ce31" table:formula="of:=(QUARTILE([.G35:.P35];3)-QUARTILE([.G35:.P35];1))/(QUARTILE([.G35:.P35];3)+QUARTILE([.G35:.P35];1))" office:value-type="float" office:value="0.5" calcext:value-type="float">
            <text:p>0.5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8" office:value-type="string" calcext:value-type="string">
            <text:p>polymerization temperature <text:span text:style-name="T1">should we also add pH?</text:span>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um</text:p>
          </table:table-cell>
          <table:table-cell table:style-name="ce21" table:formula="of:=SUM([.G36:.N36])/8" office:value-type="float" office:value="2.375" calcext:value-type="float">
            <text:p>2.375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SUM([.G36:.P36])" office:value-type="float" office:value="21" calcext:value-type="float">
            <text:p>21</text:p>
          </table:table-cell>
          <table:table-cell table:style-name="ce31" table:formula="of:=AVERAGE([.G36:.P36])" office:value-type="float" office:value="2.33333333333333" calcext:value-type="float">
            <text:p>2.3</text:p>
          </table:table-cell>
          <table:table-cell table:formula="of:=MEDIAN([.G36:.P36])" office:value-type="float" office:value="2" calcext:value-type="float">
            <text:p>2</text:p>
          </table:table-cell>
          <table:table-cell table:style-name="ce31" table:formula="of:=STDEV([.G36:.P36])" office:value-type="float" office:value="0.707106781186548" calcext:value-type="float">
            <text:p>0.7</text:p>
          </table:table-cell>
          <table:table-cell table:style-name="ce33" table:formula="of:=[.T36]/[.R36]" office:value-type="percentage" office:value="0.303045763365663" calcext:value-type="percentage">
            <text:p>30.30%</text:p>
          </table:table-cell>
          <table:table-cell table:style-name="ce31" table:formula="of:=(QUARTILE([.G36:.P36];3)-QUARTILE([.G36:.P36];1))/(QUARTILE([.G36:.P36];3)+QUARTILE([.G36:.P36];1))"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8" office:value-type="string" calcext:value-type="string">
            <text:p>polymerization tim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Yes</text:p>
          </table:table-cell>
          <table:table-cell table:style-name="ce21" table:formula="of:=SUM([.G37:.N37])/8" office:value-type="float" office:value="2.25" calcext:value-type="float">
            <text:p>2.2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SUM([.G37:.P37])" office:value-type="float" office:value="20" calcext:value-type="float">
            <text:p>20</text:p>
          </table:table-cell>
          <table:table-cell table:style-name="ce31" table:formula="of:=AVERAGE([.G37:.P37])" office:value-type="float" office:value="2.22222222222222" calcext:value-type="float">
            <text:p>2.2</text:p>
          </table:table-cell>
          <table:table-cell table:formula="of:=MEDIAN([.G37:.P37])" office:value-type="float" office:value="2" calcext:value-type="float">
            <text:p>2</text:p>
          </table:table-cell>
          <table:table-cell table:style-name="ce31" table:formula="of:=STDEV([.G37:.P37])" office:value-type="float" office:value="0.666666666666667" calcext:value-type="float">
            <text:p>0.7</text:p>
          </table:table-cell>
          <table:table-cell table:style-name="ce33" table:formula="of:=[.T37]/[.R37]" office:value-type="percentage" office:value="0.3" calcext:value-type="percentage">
            <text:p>30.00%</text:p>
          </table:table-cell>
          <table:table-cell table:style-name="ce31" table:formula="of:=(QUARTILE([.G37:.P37];3)-QUARTILE([.G37:.P37];1))/(QUARTILE([.G37:.P37];3)+QUARTILE([.G37:.P37];1))"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8" office:value-type="string" calcext:value-type="string">
            <text:p>polymerization typ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Yes?</text:p>
          </table:table-cell>
          <table:table-cell table:style-name="ce21" table:formula="of:=SUM([.G38:.N38])/8" office:value-type="float" office:value="2.5" calcext:value-type="float">
            <text:p>2.5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table:style-name="ce7" office:value-type="float" office:value="3" calcext:value-type="float">
            <text:p>3</text:p>
          </table:table-cell>
          <table:table-cell table:number-columns-repeated="4" table:style-name="ce7" office:value-type="float" office:value="2" calcext:value-type="float">
            <text:p>2</text:p>
          </table:table-cell>
          <table:table-cell/>
          <table:table-cell table:formula="of:=SUM([.G38:.P38])" office:value-type="float" office:value="22" calcext:value-type="float">
            <text:p>22</text:p>
          </table:table-cell>
          <table:table-cell table:style-name="ce31" table:formula="of:=AVERAGE([.G38:.P38])" office:value-type="float" office:value="2.44444444444444" calcext:value-type="float">
            <text:p>2.4</text:p>
          </table:table-cell>
          <table:table-cell table:formula="of:=MEDIAN([.G38:.P38])" office:value-type="float" office:value="2" calcext:value-type="float">
            <text:p>2</text:p>
          </table:table-cell>
          <table:table-cell table:style-name="ce31" table:formula="of:=STDEV([.G38:.P38])" office:value-type="float" office:value="0.52704627669473" calcext:value-type="float">
            <text:p>0.5</text:p>
          </table:table-cell>
          <table:table-cell table:style-name="ce33" table:formula="of:=[.T38]/[.R38]" office:value-type="percentage" office:value="0.215609840466026" calcext:value-type="percentage">
            <text:p>21.56%</text:p>
          </table:table-cell>
          <table:table-cell table:style-name="ce31" table:formula="of:=(QUARTILE([.G38:.P38];3)-QUARTILE([.G38:.P38];1))/(QUARTILE([.G38:.P38];3)+QUARTILE([.G38:.P38];1))"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8" office:value-type="string" calcext:value-type="string">
            <text:p>ECM typ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Yes?</text:p>
          </table:table-cell>
          <table:table-cell table:style-name="ce21" table:formula="of:=SUM([.G39:.N39])/8" office:value-type="float" office:value="1.5" calcext:value-type="float">
            <text:p>1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/>
          <table:table-cell table:formula="of:=SUM([.G39:.P39])" office:value-type="float" office:value="13" calcext:value-type="float">
            <text:p>13</text:p>
          </table:table-cell>
          <table:table-cell table:style-name="ce31" table:formula="of:=AVERAGE([.G39:.P39])" office:value-type="float" office:value="1.44444444444444" calcext:value-type="float">
            <text:p>1.4</text:p>
          </table:table-cell>
          <table:table-cell table:formula="of:=MEDIAN([.G39:.P39])" office:value-type="float" office:value="1" calcext:value-type="float">
            <text:p>1</text:p>
          </table:table-cell>
          <table:table-cell table:style-name="ce31" table:formula="of:=STDEV([.G39:.P39])" office:value-type="float" office:value="0.881917103688197" calcext:value-type="float">
            <text:p>0.9</text:p>
          </table:table-cell>
          <table:table-cell table:style-name="ce33" table:formula="of:=[.T39]/[.R39]" office:value-type="percentage" office:value="0.610557994861059" calcext:value-type="percentage">
            <text:p>61.06%</text:p>
          </table:table-cell>
          <table:table-cell table:style-name="ce31" table:formula="of:=(QUARTILE([.G39:.P39];3)-QUARTILE([.G39:.P39];1))/(QUARTILE([.G39:.P39];3)+QUARTILE([.G39:.P39];1))" office:value-type="float" office:value="0" calcext:value-type="float">
            <text:p>0.0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8" office:value-type="string" calcext:value-type="string">
            <text:p>migration modulator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HEBI;</text:p>
            <text:p>CV,</text:p>
            <text:p>Uniprot</text:p>
            <text:p>free text override</text:p>
          </table:table-cell>
          <table:table-cell table:style-name="ce21" table:formula="of:=SUM([.G40:.N40])/8" office:value-type="float" office:value="1" calcext:value-type="float">
            <text:p>1</text:p>
          </table:table-cell>
          <table:table-cell table:number-columns-repeated="9" table:style-name="ce7" office:value-type="float" office:value="1" calcext:value-type="float">
            <text:p>1</text:p>
          </table:table-cell>
          <table:table-cell/>
          <table:table-cell table:formula="of:=SUM([.G40:.P40])" office:value-type="float" office:value="9" calcext:value-type="float">
            <text:p>9</text:p>
          </table:table-cell>
          <table:table-cell table:style-name="ce31" table:formula="of:=AVERAGE([.G40:.P40])" office:value-type="float" office:value="1" calcext:value-type="float">
            <text:p>1.0</text:p>
          </table:table-cell>
          <table:table-cell table:formula="of:=MEDIAN([.G40:.P40])" office:value-type="float" office:value="1" calcext:value-type="float">
            <text:p>1</text:p>
          </table:table-cell>
          <table:table-cell table:style-name="ce31" table:formula="of:=STDEV([.G40:.P40])" office:value-type="float" office:value="0" calcext:value-type="float">
            <text:p>0.0</text:p>
          </table:table-cell>
          <table:table-cell table:style-name="ce33" table:formula="of:=[.T40]/[.R40]" office:value-type="percentage" office:value="0" calcext:value-type="percentage">
            <text:p>0.00%</text:p>
          </table:table-cell>
          <table:table-cell table:style-name="ce31" table:formula="of:=(QUARTILE([.G40:.P40];3)-QUARTILE([.G40:.P40];1))/(QUARTILE([.G40:.P40];3)+QUARTILE([.G40:.P40];1))" office:value-type="float" office:value="0" calcext:value-type="float">
            <text:p>0.0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8" office:value-type="string" calcext:value-type="string">
            <text:p>modulator distribution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V homogenous/gradient</text:p>
          </table:table-cell>
          <table:table-cell table:style-name="ce21" table:formula="of:=SUM([.G41:.N41])/8" office:value-type="float" office:value="1" calcext:value-type="float">
            <text:p>1</text:p>
          </table:table-cell>
          <table:table-cell table:number-columns-repeated="9" table:style-name="ce7" office:value-type="float" office:value="1" calcext:value-type="float">
            <text:p>1</text:p>
          </table:table-cell>
          <table:table-cell/>
          <table:table-cell table:formula="of:=SUM([.G41:.P41])" office:value-type="float" office:value="9" calcext:value-type="float">
            <text:p>9</text:p>
          </table:table-cell>
          <table:table-cell table:style-name="ce31" table:formula="of:=AVERAGE([.G41:.P41])" office:value-type="float" office:value="1" calcext:value-type="float">
            <text:p>1.0</text:p>
          </table:table-cell>
          <table:table-cell table:formula="of:=MEDIAN([.G41:.P41])" office:value-type="float" office:value="1" calcext:value-type="float">
            <text:p>1</text:p>
          </table:table-cell>
          <table:table-cell table:style-name="ce31" table:formula="of:=STDEV([.G41:.P41])" office:value-type="float" office:value="0" calcext:value-type="float">
            <text:p>0.0</text:p>
          </table:table-cell>
          <table:table-cell table:style-name="ce33" table:formula="of:=[.T41]/[.R41]" office:value-type="percentage" office:value="0" calcext:value-type="percentage">
            <text:p>0.00%</text:p>
          </table:table-cell>
          <table:table-cell table:style-name="ce31" table:formula="of:=(QUARTILE([.G41:.P41];3)-QUARTILE([.G41:.P41];1))/(QUARTILE([.G41:.P41];3)+QUARTILE([.G41:.P41];1))" office:value-type="float" office:value="0" calcext:value-type="float">
            <text:p>0.0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8" office:value-type="string" calcext:value-type="string">
            <text:p>modulator concentration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Unit? (ug/ml or molarity)</text:p>
            <text:p/>
            <text:p>but not 1/10 of stock solution)</text:p>
          </table:table-cell>
          <table:table-cell table:style-name="ce21" table:formula="of:=SUM([.G42:.N42])/8" office:value-type="float" office:value="1.25" calcext:value-type="float">
            <text:p>1.25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/>
          <table:table-cell table:formula="of:=SUM([.G42:.P42])" office:value-type="float" office:value="11" calcext:value-type="float">
            <text:p>11</text:p>
          </table:table-cell>
          <table:table-cell table:style-name="ce31" table:formula="of:=AVERAGE([.G42:.P42])" office:value-type="float" office:value="1.22222222222222" calcext:value-type="float">
            <text:p>1.2</text:p>
          </table:table-cell>
          <table:table-cell table:formula="of:=MEDIAN([.G42:.P42])" office:value-type="float" office:value="1" calcext:value-type="float">
            <text:p>1</text:p>
          </table:table-cell>
          <table:table-cell table:style-name="ce31" table:formula="of:=STDEV([.G42:.P42])" office:value-type="float" office:value="0.440958551844098" calcext:value-type="float">
            <text:p>0.4</text:p>
          </table:table-cell>
          <table:table-cell table:style-name="ce33" table:formula="of:=[.T42]/[.R42]" office:value-type="percentage" office:value="0.360784269690626" calcext:value-type="percentage">
            <text:p>36.08%</text:p>
          </table:table-cell>
          <table:table-cell table:style-name="ce31" table:formula="of:=(QUARTILE([.G42:.P42];3)-QUARTILE([.G42:.P42];1))/(QUARTILE([.G42:.P42];3)+QUARTILE([.G42:.P42];1))" office:value-type="float" office:value="0" calcext:value-type="float">
            <text:p>0.0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8" office:value-type="string" calcext:value-type="string">
            <text:p>ECM density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um</text:p>
          </table:table-cell>
          <table:table-cell table:style-name="ce21" table:formula="of:=SUM([.G43:.N43])/8" office:value-type="float" office:value="1.375" calcext:value-type="float">
            <text:p>1.37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formula="of:=SUM([.G43:.P43])" office:value-type="float" office:value="12" calcext:value-type="float">
            <text:p>12</text:p>
          </table:table-cell>
          <table:table-cell table:style-name="ce31" table:formula="of:=AVERAGE([.G43:.P43])" office:value-type="float" office:value="1.33333333333333" calcext:value-type="float">
            <text:p>1.3</text:p>
          </table:table-cell>
          <table:table-cell table:formula="of:=MEDIAN([.G43:.P43])" office:value-type="float" office:value="1" calcext:value-type="float">
            <text:p>1</text:p>
          </table:table-cell>
          <table:table-cell table:style-name="ce31" table:formula="of:=STDEV([.G43:.P43])" office:value-type="float" office:value="0.5" calcext:value-type="float">
            <text:p>0.5</text:p>
          </table:table-cell>
          <table:table-cell table:style-name="ce33" table:formula="of:=[.T43]/[.R43]" office:value-type="percentage" office:value="0.375" calcext:value-type="percentage">
            <text:p>37.50%</text:p>
          </table:table-cell>
          <table:table-cell table:style-name="ce31" table:formula="of:=(QUARTILE([.G43:.P43];3)-QUARTILE([.G43:.P43];1))/(QUARTILE([.G43:.P43];3)+QUARTILE([.G43:.P43];1))" office:value-type="float" office:value="0.333333333333333" calcext:value-type="float">
            <text:p>0.3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8" office:value-type="string" calcext:value-type="string">
            <text:p>ECM dimensio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Yes</text:p>
          </table:table-cell>
          <table:table-cell table:style-name="ce21" table:formula="of:=SUM([.G44:.N44])/8" office:value-type="float" office:value="1.375" calcext:value-type="float">
            <text:p>1.375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SUM([.G44:.P44])" office:value-type="float" office:value="13" calcext:value-type="float">
            <text:p>13</text:p>
          </table:table-cell>
          <table:table-cell table:style-name="ce31" table:formula="of:=AVERAGE([.G44:.P44])" office:value-type="float" office:value="1.44444444444444" calcext:value-type="float">
            <text:p>1.4</text:p>
          </table:table-cell>
          <table:table-cell table:formula="of:=MEDIAN([.G44:.P44])" office:value-type="float" office:value="1" calcext:value-type="float">
            <text:p>1</text:p>
          </table:table-cell>
          <table:table-cell table:style-name="ce31" table:formula="of:=STDEV([.G44:.P44])" office:value-type="float" office:value="0.52704627669473" calcext:value-type="float">
            <text:p>0.5</text:p>
          </table:table-cell>
          <table:table-cell table:style-name="ce33" table:formula="of:=[.T44]/[.R44]" office:value-type="percentage" office:value="0.36487819155789" calcext:value-type="percentage">
            <text:p>36.49%</text:p>
          </table:table-cell>
          <table:table-cell table:style-name="ce31" table:formula="of:=(QUARTILE([.G44:.P44];3)-QUARTILE([.G44:.P44];1))/(QUARTILE([.G44:.P44];3)+QUARTILE([.G44:.P44];1))" office:value-type="float" office:value="0.333333333333333" calcext:value-type="float">
            <text:p>0.3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11" office:value-type="string" calcext:value-type="string">
            <text:p>Treatment/Perturbation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Agent/Intensity/duration</text:p>
          </table:table-cell>
          <table:table-cell table:style-name="ce21" table:formula="of:=SUM([.G45:.N45])/8" office:value-type="float" office:value="1" calcext:value-type="float">
            <text:p>1</text:p>
          </table:table-cell>
          <table:table-cell table:number-columns-repeated="9" table:style-name="ce7" office:value-type="float" office:value="1" calcext:value-type="float">
            <text:p>1</text:p>
          </table:table-cell>
          <table:table-cell/>
          <table:table-cell table:formula="of:=SUM([.G45:.P45])" office:value-type="float" office:value="9" calcext:value-type="float">
            <text:p>9</text:p>
          </table:table-cell>
          <table:table-cell table:style-name="ce31" table:formula="of:=AVERAGE([.G45:.P45])" office:value-type="float" office:value="1" calcext:value-type="float">
            <text:p>1.0</text:p>
          </table:table-cell>
          <table:table-cell table:formula="of:=MEDIAN([.G45:.P45])" office:value-type="float" office:value="1" calcext:value-type="float">
            <text:p>1</text:p>
          </table:table-cell>
          <table:table-cell table:style-name="ce31" table:formula="of:=STDEV([.G45:.P45])" office:value-type="float" office:value="0" calcext:value-type="float">
            <text:p>0.0</text:p>
          </table:table-cell>
          <table:table-cell table:style-name="ce33" table:formula="of:=[.T45]/[.R45]" office:value-type="percentage" office:value="0" calcext:value-type="percentage">
            <text:p>0.00%</text:p>
          </table:table-cell>
          <table:table-cell table:style-name="ce31" table:formula="of:=(QUARTILE([.G45:.P45];3)-QUARTILE([.G45:.P45];1))/(QUARTILE([.G45:.P45];3)+QUARTILE([.G45:.P45];1))" office:value-type="float" office:value="0" calcext:value-type="float">
            <text:p>0.0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11" office:value-type="string" calcext:value-type="string">
            <text:p>Treatment Type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1/2&gt;</text:p>
          </table:table-cell>
          <table:table-cell table:style-name="ce17" office:value-type="string" calcext:value-type="string">
            <text:p>RNAi,chemical perturbation, {list various intervention strategy}</text:p>
          </table:table-cell>
          <table:table-cell table:style-name="ce21" table:formula="of:=SUM([.G46:.N46])/8" office:value-type="float" office:value="1" calcext:value-type="float">
            <text:p>1</text:p>
          </table:table-cell>
          <table:table-cell table:number-columns-repeated="9" table:style-name="ce7" office:value-type="float" office:value="1" calcext:value-type="float">
            <text:p>1</text:p>
          </table:table-cell>
          <table:table-cell/>
          <table:table-cell table:formula="of:=SUM([.G46:.P46])" office:value-type="float" office:value="9" calcext:value-type="float">
            <text:p>9</text:p>
          </table:table-cell>
          <table:table-cell table:style-name="ce31" table:formula="of:=AVERAGE([.G46:.P46])" office:value-type="float" office:value="1" calcext:value-type="float">
            <text:p>1.0</text:p>
          </table:table-cell>
          <table:table-cell table:formula="of:=MEDIAN([.G46:.P46])" office:value-type="float" office:value="1" calcext:value-type="float">
            <text:p>1</text:p>
          </table:table-cell>
          <table:table-cell table:style-name="ce31" table:formula="of:=STDEV([.G46:.P46])" office:value-type="float" office:value="0" calcext:value-type="float">
            <text:p>0.0</text:p>
          </table:table-cell>
          <table:table-cell table:style-name="ce33" table:formula="of:=[.T46]/[.R46]" office:value-type="percentage" office:value="0" calcext:value-type="percentage">
            <text:p>0.00%</text:p>
          </table:table-cell>
          <table:table-cell table:style-name="ce31" table:formula="of:=(QUARTILE([.G46:.P46];3)-QUARTILE([.G46:.P46];1))/(QUARTILE([.G46:.P46];3)+QUARTILE([.G46:.P46];1))" office:value-type="float" office:value="0" calcext:value-type="float">
            <text:p>0.0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11" office:value-type="string" calcext:value-type="string">
            <text:p>number of treatment group</text:p>
          </table:table-cell>
          <table:table-cell table:style-name="ce17" table:number-columns-repeated="3"/>
          <table:table-cell table:style-name="ce21"/>
          <table:table-cell table:style-name="ce7" table:number-columns-repeated="9"/>
          <table:table-cell table:number-columns-repeated="2"/>
          <table:table-cell table:style-name="ce31"/>
          <table:table-cell/>
          <table:table-cell table:style-name="ce31"/>
          <table:table-cell table:style-name="ce33"/>
          <table:table-cell table:style-name="ce31"/>
          <table:table-cell table:number-columns-repeated="1002"/>
        </table:table-row>
        <table:table-row table:style-name="ro1">
          <table:table-cell table:style-name="ce4"/>
          <table:table-cell table:style-name="ce11" office:value-type="string" calcext:value-type="string">
            <text:p>number of experimental repeats</text:p>
          </table:table-cell>
          <table:table-cell table:style-name="ce17" table:number-columns-repeated="3"/>
          <table:table-cell table:style-name="ce21"/>
          <table:table-cell table:style-name="ce7" table:number-columns-repeated="9"/>
          <table:table-cell table:number-columns-repeated="2"/>
          <table:table-cell table:style-name="ce31"/>
          <table:table-cell/>
          <table:table-cell table:style-name="ce31"/>
          <table:table-cell table:style-name="ce33"/>
          <table:table-cell table:style-name="ce31"/>
          <table:table-cell table:number-columns-repeated="1002"/>
        </table:table-row>
        <table:table-row table:style-name="ro1">
          <table:table-cell table:style-name="ce3" office:value-type="string" calcext:value-type="string">
            <text:p>Cell migration data</text:p>
          </table:table-cell>
          <table:table-cell table:style-name="ce8" office:value-type="string" calcext:value-type="string">
            <text:p>Imaging type (acquisition modalities)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1?</text:p>
          </table:table-cell>
          <table:table-cell table:style-name="ce3" office:value-type="string" calcext:value-type="string">
            <text:p>Yes</text:p>
          </table:table-cell>
          <table:table-cell table:style-name="ce21" table:formula="of:=SUM([.G49:.N49])/8" office:value-type="float" office:value="1" calcext:value-type="float">
            <text:p>1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SUM([.G49:.P49])" office:value-type="float" office:value="10" calcext:value-type="float">
            <text:p>10</text:p>
          </table:table-cell>
          <table:table-cell table:style-name="ce31" table:formula="of:=AVERAGE([.G49:.P49])" office:value-type="float" office:value="1.11111111111111" calcext:value-type="float">
            <text:p>1.1</text:p>
          </table:table-cell>
          <table:table-cell table:formula="of:=MEDIAN([.G49:.P49])" office:value-type="float" office:value="1" calcext:value-type="float">
            <text:p>1</text:p>
          </table:table-cell>
          <table:table-cell table:style-name="ce31" table:formula="of:=STDEV([.G49:.P49])" office:value-type="float" office:value="0.333333333333333" calcext:value-type="float">
            <text:p>0.3</text:p>
          </table:table-cell>
          <table:table-cell table:style-name="ce33" table:formula="of:=[.T49]/[.R49]" office:value-type="percentage" office:value="0.3" calcext:value-type="percentage">
            <text:p>30.00%</text:p>
          </table:table-cell>
          <table:table-cell table:style-name="ce31" table:formula="of:=(QUARTILE([.G49:.P49];3)-QUARTILE([.G49:.P49];1))/(QUARTILE([.G49:.P49];3)+QUARTILE([.G49:.P49];1))" office:value-type="float" office:value="0" calcext:value-type="float">
            <text:p>0.0</text:p>
          </table:table-cell>
          <table:table-cell table:number-columns-repeated="1002"/>
        </table:table-row>
        <table:table-row table:style-name="ro1">
          <table:table-cell table:style-name="ce5"/>
          <table:table-cell table:style-name="ce12" office:value-type="string" calcext:value-type="string">
            <text:p>assay time resolution</text:p>
          </table:table-cell>
          <table:table-cell table:style-name="ce18" table:number-columns-repeated="3"/>
          <table:table-cell table:style-name="ce22" office:value-type="float" office:value="1" calcext:value-type="float">
            <text:p>1</text:p>
          </table:table-cell>
          <table:table-cell table:style-name="ce24" table:number-columns-repeated="8"/>
          <table:table-cell table:style-name="ce28" table:number-columns-repeated="11"/>
          <table:table-cell table:number-columns-repeated="999"/>
        </table:table-row>
        <table:table-row table:style-name="ro1">
          <table:table-cell table:style-name="ce5"/>
          <table:table-cell table:style-name="ce13" office:value-type="string" calcext:value-type="string">
            <text:p>Labeling process (candidates molecules: antibodies,dyes...)</text:p>
          </table:table-cell>
          <table:table-cell table:style-name="ce18" table:number-columns-repeated="3"/>
          <table:table-cell table:style-name="ce22"/>
          <table:table-cell table:style-name="ce24" table:number-columns-repeated="8"/>
          <table:table-cell table:style-name="ce28" table:number-columns-repeated="11"/>
          <table:table-cell table:number-columns-repeated="999"/>
        </table:table-row>
        <table:table-row table:style-name="ro1">
          <table:table-cell table:style-name="ce5"/>
          <table:table-cell table:style-name="ce12" office:value-type="string" calcext:value-type="string">
            <text:p>scale of observation</text:p>
          </table:table-cell>
          <table:table-cell table:style-name="ce18" table:number-columns-repeated="3"/>
          <table:table-cell table:style-name="ce22" office:value-type="float" office:value="1" calcext:value-type="float">
            <text:p>1</text:p>
          </table:table-cell>
          <table:table-cell table:style-name="ce24" table:number-columns-repeated="8"/>
          <table:table-cell table:style-name="ce28" table:number-columns-repeated="11"/>
          <table:table-cell table:number-columns-repeated="999"/>
        </table:table-row>
        <table:table-row table:style-name="ro1">
          <table:table-cell table:style-name="ce6"/>
          <table:table-cell table:style-name="ce12" office:value-type="string" calcext:value-type="string">
            <text:p>measurement /quantitation</text:p>
          </table:table-cell>
          <table:table-cell table:style-name="ce19" table:number-columns-repeated="3"/>
          <table:table-cell table:style-name="ce23" office:value-type="float" office:value="1" calcext:value-type="float">
            <text:p>1</text:p>
          </table:table-cell>
          <table:table-cell table:style-name="ce25" table:number-columns-repeated="8"/>
          <table:table-cell table:style-name="ce29" table:number-columns-repeated="3"/>
          <table:table-cell table:style-name="ce32" table:number-columns-repeated="3"/>
          <table:table-cell table:style-name="ce28"/>
          <table:table-cell table:style-name="ce32"/>
          <table:table-cell table:style-name="ce29" table:number-columns-repeated="3"/>
          <table:table-cell table:number-columns-repeated="999"/>
        </table:table-row>
        <table:table-row table:style-name="ro1">
          <table:table-cell table:style-name="ce4"/>
          <table:table-cell table:style-name="ce8" office:value-type="string" calcext:value-type="string">
            <text:p>Image processing algorithm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o?</text:p>
          </table:table-cell>
          <table:table-cell table:style-name="ce21" table:formula="of:=SUM([.G54:.N54])/8" office:value-type="float" office:value="1.625" calcext:value-type="float">
            <text:p>1.625</text:p>
          </table:table-cell>
          <table:table-cell table:number-columns-repeated="4"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SUM([.G54:.P54])" office:value-type="float" office:value="15" calcext:value-type="float">
            <text:p>15</text:p>
          </table:table-cell>
          <table:table-cell table:style-name="ce31" table:formula="of:=AVERAGE([.G54:.P54])" office:value-type="float" office:value="1.66666666666667" calcext:value-type="float">
            <text:p>1.7</text:p>
          </table:table-cell>
          <table:table-cell table:formula="of:=MEDIAN([.G54:.P54])" office:value-type="float" office:value="2" calcext:value-type="float">
            <text:p>2</text:p>
          </table:table-cell>
          <table:table-cell table:style-name="ce31" table:formula="of:=STDEV([.G54:.P54])" office:value-type="float" office:value="0.5" calcext:value-type="float">
            <text:p>0.5</text:p>
          </table:table-cell>
          <table:table-cell table:style-name="ce33" table:formula="of:=[.T54]/[.R54]" office:value-type="percentage" office:value="0.3" calcext:value-type="percentage">
            <text:p>30.00%</text:p>
          </table:table-cell>
          <table:table-cell table:style-name="ce31" table:formula="of:=(QUARTILE([.G54:.P54];3)-QUARTILE([.G54:.P54];1))/(QUARTILE([.G54:.P54];3)+QUARTILE([.G54:.P54];1))" office:value-type="float" office:value="0.333333333333333" calcext:value-type="float">
            <text:p>0.3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8" office:value-type="string" calcext:value-type="string">
            <text:p>[Migration data itself]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[formats]</text:p>
          </table:table-cell>
          <table:table-cell table:style-name="ce21" table:formula="of:=SUM([.G55:.N55])/8" office:value-type="float" office:value="1.125" calcext:value-type="float">
            <text:p>1.125</text:p>
          </table:table-cell>
          <table:table-cell table:number-columns-repeated="7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formula="of:=SUM([.G55:.P55])" office:value-type="float" office:value="10" calcext:value-type="float">
            <text:p>10</text:p>
          </table:table-cell>
          <table:table-cell table:style-name="ce31" table:formula="of:=AVERAGE([.G55:.P55])" office:value-type="float" office:value="1.11111111111111" calcext:value-type="float">
            <text:p>1.1</text:p>
          </table:table-cell>
          <table:table-cell table:formula="of:=MEDIAN([.G55:.P55])" office:value-type="float" office:value="1" calcext:value-type="float">
            <text:p>1</text:p>
          </table:table-cell>
          <table:table-cell table:style-name="ce31" table:formula="of:=STDEV([.G55:.P55])" office:value-type="float" office:value="0.333333333333333" calcext:value-type="float">
            <text:p>0.3</text:p>
          </table:table-cell>
          <table:table-cell table:style-name="ce33" table:formula="of:=[.T55]/[.R55]" office:value-type="percentage" office:value="0.3" calcext:value-type="percentage">
            <text:p>30.00%</text:p>
          </table:table-cell>
          <table:table-cell table:style-name="ce31" table:formula="of:=(QUARTILE([.G55:.P55];3)-QUARTILE([.G55:.P55];1))/(QUARTILE([.G55:.P55];3)+QUARTILE([.G55:.P55];1))" office:value-type="float" office:value="0" calcext:value-type="float">
            <text:p>0.0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8" office:value-type="string" calcext:value-type="string">
            <text:p>number of imaged cells in well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um</text:p>
          </table:table-cell>
          <table:table-cell table:style-name="ce21" table:formula="of:=SUM([.G56:.N56])/8" office:value-type="float" office:value="2.125" calcext:value-type="float">
            <text:p>2.12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5"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formula="of:=SUM([.G56:.P56])" office:value-type="float" office:value="18" calcext:value-type="float">
            <text:p>18</text:p>
          </table:table-cell>
          <table:table-cell table:style-name="ce31" table:formula="of:=AVERAGE([.G56:.P56])" office:value-type="float" office:value="2" calcext:value-type="float">
            <text:p>2.0</text:p>
          </table:table-cell>
          <table:table-cell table:formula="of:=MEDIAN([.G56:.P56])" office:value-type="float" office:value="2" calcext:value-type="float">
            <text:p>2</text:p>
          </table:table-cell>
          <table:table-cell table:style-name="ce31" table:formula="of:=STDEV([.G56:.P56])" office:value-type="float" office:value="0.5" calcext:value-type="float">
            <text:p>0.5</text:p>
          </table:table-cell>
          <table:table-cell table:style-name="ce33" table:formula="of:=[.T56]/[.R56]" office:value-type="percentage" office:value="0.25" calcext:value-type="percentage">
            <text:p>25.00%</text:p>
          </table:table-cell>
          <table:table-cell table:style-name="ce31" table:formula="of:=(QUARTILE([.G56:.P56];3)-QUARTILE([.G56:.P56];1))/(QUARTILE([.G56:.P56];3)+QUARTILE([.G56:.P56];1))" office:value-type="float" office:value="0" calcext:value-type="float">
            <text:p>0.0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8" office:value-type="string" calcext:value-type="string">
            <text:p>Interval of image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um</text:p>
          </table:table-cell>
          <table:table-cell table:style-name="ce21" table:formula="of:=SUM([.G57:.N57])/8" office:value-type="float" office:value="1" calcext:value-type="float">
            <text:p>1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SUM([.G57:.P57])" office:value-type="float" office:value="10" calcext:value-type="float">
            <text:p>10</text:p>
          </table:table-cell>
          <table:table-cell table:style-name="ce31" table:formula="of:=AVERAGE([.G57:.P57])" office:value-type="float" office:value="1.11111111111111" calcext:value-type="float">
            <text:p>1.1</text:p>
          </table:table-cell>
          <table:table-cell table:formula="of:=MEDIAN([.G57:.P57])" office:value-type="float" office:value="1" calcext:value-type="float">
            <text:p>1</text:p>
          </table:table-cell>
          <table:table-cell table:style-name="ce31" table:formula="of:=STDEV([.G57:.P57])" office:value-type="float" office:value="0.333333333333333" calcext:value-type="float">
            <text:p>0.3</text:p>
          </table:table-cell>
          <table:table-cell table:style-name="ce33" table:formula="of:=[.T57]/[.R57]" office:value-type="percentage" office:value="0.3" calcext:value-type="percentage">
            <text:p>30.00%</text:p>
          </table:table-cell>
          <table:table-cell table:style-name="ce31" table:formula="of:=(QUARTILE([.G57:.P57];3)-QUARTILE([.G57:.P57];1))/(QUARTILE([.G57:.P57];3)+QUARTILE([.G57:.P57];1))" office:value-type="float" office:value="0" calcext:value-type="float">
            <text:p>0.0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8" office:value-type="string" calcext:value-type="string">
            <text:p>substrate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Yes?</text:p>
          </table:table-cell>
          <table:table-cell table:style-name="ce21" table:formula="of:=SUM([.G58:.N58])/8" office:value-type="float" office:value="1.5" calcext:value-type="float">
            <text:p>1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A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formula="of:=SUM([.G58:.P58])" office:value-type="float" office:value="13" calcext:value-type="float">
            <text:p>13</text:p>
          </table:table-cell>
          <table:table-cell table:style-name="ce31" table:formula="of:=AVERAGE([.G58:.P58])" office:value-type="float" office:value="1.625" calcext:value-type="float">
            <text:p>1.6</text:p>
          </table:table-cell>
          <table:table-cell table:formula="of:=MEDIAN([.G58:.P58])" office:value-type="float" office:value="1" calcext:value-type="float">
            <text:p>1</text:p>
          </table:table-cell>
          <table:table-cell table:style-name="ce31" table:formula="of:=STDEV([.G58:.P58])" office:value-type="float" office:value="0.916125381312904" calcext:value-type="float">
            <text:p>0.9</text:p>
          </table:table-cell>
          <table:table-cell table:style-name="ce33" table:formula="of:=[.T58]/[.R58]" office:value-type="percentage" office:value="0.563769465423326" calcext:value-type="percentage">
            <text:p>56.38%</text:p>
          </table:table-cell>
          <table:table-cell table:style-name="ce31" table:formula="of:=(QUARTILE([.G58:.P58];3)-QUARTILE([.G58:.P58];1))/(QUARTILE([.G58:.P58];3)+QUARTILE([.G58:.P58];1))" office:value-type="float" office:value="0.384615384615385" calcext:value-type="float">
            <text:p>0.4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8" office:value-type="string" calcext:value-type="string">
            <text:p>substrate vendor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?</text:p>
          </table:table-cell>
          <table:table-cell table:style-name="ce21" table:formula="of:=SUM([.G59:.N59])/8" office:value-type="float" office:value="2.125" calcext:value-type="float">
            <text:p>2.12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A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formula="of:=SUM([.G59:.P59])" office:value-type="float" office:value="20" calcext:value-type="float">
            <text:p>20</text:p>
          </table:table-cell>
          <table:table-cell table:style-name="ce31" table:formula="of:=AVERAGE([.G59:.P59])" office:value-type="float" office:value="2.5" calcext:value-type="float">
            <text:p>2.5</text:p>
          </table:table-cell>
          <table:table-cell table:formula="of:=MEDIAN([.G59:.P59])" office:value-type="float" office:value="2.5" calcext:value-type="float">
            <text:p>2.5</text:p>
          </table:table-cell>
          <table:table-cell table:style-name="ce31" table:formula="of:=STDEV([.G59:.P59])" office:value-type="float" office:value="0.534522483824849" calcext:value-type="float">
            <text:p>0.5</text:p>
          </table:table-cell>
          <table:table-cell table:style-name="ce33" table:formula="of:=[.T59]/[.R59]" office:value-type="percentage" office:value="0.21380899352994" calcext:value-type="percentage">
            <text:p>21.38%</text:p>
          </table:table-cell>
          <table:table-cell table:style-name="ce31" table:formula="of:=(QUARTILE([.G59:.P59];3)-QUARTILE([.G59:.P59];1))/(QUARTILE([.G59:.P59];3)+QUARTILE([.G59:.P59];1))"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8" office:value-type="string" calcext:value-type="string">
            <text:p>Percentage migrating cells</text:p>
          </table:table-cell>
          <table:table-cell table:style-name="ce3" office:value-type="string" calcext:value-type="string">
            <text:p>No?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um</text:p>
          </table:table-cell>
          <table:table-cell table:style-name="ce21" table:formula="of:=SUM([.G60:.N60])/8" office:value-type="float" office:value="1.625" calcext:value-type="float">
            <text:p>1.62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/>
          <table:table-cell table:formula="of:=SUM([.G60:.P60])" office:value-type="float" office:value="14" calcext:value-type="float">
            <text:p>14</text:p>
          </table:table-cell>
          <table:table-cell table:style-name="ce31" table:formula="of:=AVERAGE([.G60:.P60])" office:value-type="float" office:value="1.55555555555556" calcext:value-type="float">
            <text:p>1.6</text:p>
          </table:table-cell>
          <table:table-cell table:formula="of:=MEDIAN([.G60:.P60])" office:value-type="float" office:value="1" calcext:value-type="float">
            <text:p>1</text:p>
          </table:table-cell>
          <table:table-cell table:style-name="ce31" table:formula="of:=STDEV([.G60:.P60])" office:value-type="float" office:value="0.726483157256779" calcext:value-type="float">
            <text:p>0.7</text:p>
          </table:table-cell>
          <table:table-cell table:style-name="ce33" table:formula="of:=[.T60]/[.R60]" office:value-type="percentage" office:value="0.467024886807929" calcext:value-type="percentage">
            <text:p>46.70%</text:p>
          </table:table-cell>
          <table:table-cell table:style-name="ce31" table:formula="of:=(QUARTILE([.G60:.P60];3)-QUARTILE([.G60:.P60];1))/(QUARTILE([.G60:.P60];3)+QUARTILE([.G60:.P60];1))" office:value-type="float" office:value="0.333333333333333" calcext:value-type="float">
            <text:p>0.3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8" office:value-type="string" calcext:value-type="string">
            <text:p>Type of speed measurement (with/without stops)</text:p>
          </table:table-cell>
          <table:table-cell table:style-name="ce3" office:value-type="string" calcext:value-type="string">
            <text:p>No?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Yes</text:p>
          </table:table-cell>
          <table:table-cell table:style-name="ce21" table:formula="of:=SUM([.G61:.N61])/8" office:value-type="float" office:value="1.875" calcext:value-type="float">
            <text:p>1.87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/>
          <table:table-cell table:formula="of:=SUM([.G61:.P61])" office:value-type="float" office:value="16" calcext:value-type="float">
            <text:p>16</text:p>
          </table:table-cell>
          <table:table-cell table:style-name="ce31" table:formula="of:=AVERAGE([.G61:.P61])" office:value-type="float" office:value="1.77777777777778" calcext:value-type="float">
            <text:p>1.8</text:p>
          </table:table-cell>
          <table:table-cell table:formula="of:=MEDIAN([.G61:.P61])" office:value-type="float" office:value="1" calcext:value-type="float">
            <text:p>1</text:p>
          </table:table-cell>
          <table:table-cell table:style-name="ce31" table:formula="of:=STDEV([.G61:.P61])" office:value-type="float" office:value="0.97182531580755" calcext:value-type="float">
            <text:p>1.0</text:p>
          </table:table-cell>
          <table:table-cell table:style-name="ce33" table:formula="of:=[.T61]/[.R61]" office:value-type="percentage" office:value="0.546651740141747" calcext:value-type="percentage">
            <text:p>54.67%</text:p>
          </table:table-cell>
          <table:table-cell table:style-name="ce31" table:formula="of:=(QUARTILE([.G61:.P61];3)-QUARTILE([.G61:.P61];1))/(QUARTILE([.G61:.P61];3)+QUARTILE([.G61:.P61];1))" office:value-type="float" office:value="0.5" calcext:value-type="float">
            <text:p>0.5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ce26" table:formula="of:=AVERAGE([.G3:.G61])" office:value-type="float" office:value="1.59615384615385" calcext:value-type="float">
            <text:p>1.6</text:p>
          </table:table-cell>
          <table:table-cell table:style-name="ce26" table:formula="of:=AVERAGE([.H3:.H61])" office:value-type="float" office:value="1.67307692307692" calcext:value-type="float">
            <text:p>1.7</text:p>
          </table:table-cell>
          <table:table-cell table:style-name="ce26" table:formula="of:=AVERAGE([.I3:.I61])" office:value-type="float" office:value="2.3" calcext:value-type="float">
            <text:p>2.3</text:p>
          </table:table-cell>
          <table:table-cell table:style-name="ce26" table:formula="of:=AVERAGE([.J3:.J61])" office:value-type="float" office:value="1.75" calcext:value-type="float">
            <text:p>1.8</text:p>
          </table:table-cell>
          <table:table-cell table:style-name="ce26" table:formula="of:=AVERAGE([.K3:.K61])" office:value-type="float" office:value="1.96153846153846" calcext:value-type="float">
            <text:p>2.0</text:p>
          </table:table-cell>
          <table:table-cell table:style-name="ce26" table:formula="of:=AVERAGE([.L3:.L61])" office:value-type="float" office:value="1.45283018867925" calcext:value-type="float">
            <text:p>1.5</text:p>
          </table:table-cell>
          <table:table-cell table:style-name="ce26" table:formula="of:=AVERAGE([.M3:.M61])" office:value-type="float" office:value="1.58490566037736" calcext:value-type="float">
            <text:p>1.6</text:p>
          </table:table-cell>
          <table:table-cell table:style-name="ce26" table:formula="of:=AVERAGE([.N3:.N61])" office:value-type="float" office:value="1.64150943396226" calcext:value-type="float">
            <text:p>1.6</text:p>
          </table:table-cell>
          <table:table-cell table:style-name="ce30" office:value-type="float" office:value="1.8" calcext:value-type="float">
            <text:p>1.8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7" table:number-columns-repeated="9"/>
          <table:table-cell table:number-columns-repeated="1009"/>
        </table:table-row>
        <table:table-row table:style-name="ro1">
          <table:table-cell table:number-columns-repeated="6"/>
          <table:table-cell table:style-name="ce7" office:value-type="string" calcext:value-type="string">
            <text:p>R1</text:p>
          </table:table-cell>
          <table:table-cell table:style-name="ce7" office:value-type="string" calcext:value-type="string">
            <text:p>R2</text:p>
          </table:table-cell>
          <table:table-cell table:style-name="ce7" office:value-type="string" calcext:value-type="string">
            <text:p>R3</text:p>
          </table:table-cell>
          <table:table-cell table:style-name="ce7" office:value-type="string" calcext:value-type="string">
            <text:p>R4</text:p>
          </table:table-cell>
          <table:table-cell table:style-name="ce7" office:value-type="string" calcext:value-type="string">
            <text:p>R5</text:p>
          </table:table-cell>
          <table:table-cell table:style-name="ce7" office:value-type="string" calcext:value-type="string">
            <text:p>R6</text:p>
          </table:table-cell>
          <table:table-cell table:style-name="ce7" office:value-type="string" calcext:value-type="string">
            <text:p>R7</text:p>
          </table:table-cell>
          <table:table-cell table:style-name="ce7" office:value-type="string" calcext:value-type="string">
            <text:p>R8</text:p>
          </table:table-cell>
          <table:table-cell table:style-name="ce7" office:value-type="string" calcext:value-type="string">
            <text:p>R9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7" office:value-type="string" calcext:value-type="string">
            <text:p>R1</text:p>
          </table:table-cell>
          <table:table-cell table:style-name="ce27" table:formula="of:=CORREL([.G$3:.G$61];[.$G$3:.$G$61])" office:value-type="float" office:value="1" calcext:value-type="float">
            <text:p>1.00</text:p>
          </table:table-cell>
          <table:table-cell table:style-name="ce27" table:formula="of:=CORREL([.H$3:.H$61];[.$G$3:.$G$61])" office:value-type="float" office:value="0.721988903724762" calcext:value-type="float">
            <text:p>0.72</text:p>
          </table:table-cell>
          <table:table-cell table:style-name="ce27" table:formula="of:=CORREL([.I$3:.I$61];[.$G$3:.$G$61])" office:value-type="float" office:value="0.493066841089092" calcext:value-type="float">
            <text:p>0.49</text:p>
          </table:table-cell>
          <table:table-cell table:style-name="ce27" table:formula="of:=CORREL([.J$3:.J$61];[.$G$3:.$G$61])" office:value-type="float" office:value="0.593309097360397" calcext:value-type="float">
            <text:p>0.59</text:p>
          </table:table-cell>
          <table:table-cell table:style-name="ce27" table:formula="of:=CORREL([.K$3:.K$61];[.$G$3:.$G$61])" office:value-type="float" office:value="0.384462220115549" calcext:value-type="float">
            <text:p>0.38</text:p>
          </table:table-cell>
          <table:table-cell table:style-name="ce27" table:formula="of:=CORREL([.L$3:.L$61];[.$G$3:.$G$61])" office:value-type="float" office:value="0.417991979025973" calcext:value-type="float">
            <text:p>0.42</text:p>
          </table:table-cell>
          <table:table-cell table:style-name="ce27" table:formula="of:=CORREL([.M$3:.M$61];[.$G$3:.$G$61])" office:value-type="float" office:value="0.545510278854662" calcext:value-type="float">
            <text:p>0.55</text:p>
          </table:table-cell>
          <table:table-cell table:style-name="ce27" table:formula="of:=CORREL([.N$3:.N$61];[.$G$3:.$G$61])" office:value-type="float" office:value="0.302943147729153" calcext:value-type="float">
            <text:p>0.30</text:p>
          </table:table-cell>
          <table:table-cell table:style-name="ce27" table:formula="of:=CORREL([.O$3:.O$61];[.$G$3:.$G$61])" office:value-type="float" office:value="0.379509393435007" calcext:value-type="float">
            <text:p>0.38</text:p>
          </table:table-cell>
          <table:table-cell table:number-columns-repeated="1009"/>
        </table:table-row>
        <table:table-row table:style-name="ro1">
          <table:table-cell table:style-name="ce7"/>
          <table:table-cell table:style-name="ce14"/>
          <table:table-cell table:number-columns-repeated="3"/>
          <table:table-cell table:style-name="ce7" office:value-type="string" calcext:value-type="string">
            <text:p>R2</text:p>
          </table:table-cell>
          <table:table-cell table:style-name="ce27" table:formula="of:=CORREL([.G$3:.G$61];[.$H$3:.$H$61])" office:value-type="float" office:value="0.721988903724762" calcext:value-type="float">
            <text:p>0.72</text:p>
          </table:table-cell>
          <table:table-cell table:style-name="ce27" table:formula="of:=CORREL([.H$3:.H$61];[.$H$3:.$H$61])" office:value-type="float" office:value="1" calcext:value-type="float">
            <text:p>1.00</text:p>
          </table:table-cell>
          <table:table-cell table:style-name="ce27" table:formula="of:=CORREL([.I$3:.I$61];[.$H$3:.$H$61])" office:value-type="float" office:value="0.602510955352409" calcext:value-type="float">
            <text:p>0.60</text:p>
          </table:table-cell>
          <table:table-cell table:style-name="ce27" table:formula="of:=CORREL([.J$3:.J$61];[.$H$3:.$H$61])" office:value-type="float" office:value="0.68669791630313" calcext:value-type="float">
            <text:p>0.69</text:p>
          </table:table-cell>
          <table:table-cell table:style-name="ce27" table:formula="of:=CORREL([.K$3:.K$61];[.$H$3:.$H$61])" office:value-type="float" office:value="0.391311584041881" calcext:value-type="float">
            <text:p>0.39</text:p>
          </table:table-cell>
          <table:table-cell table:style-name="ce27" table:formula="of:=CORREL([.L$3:.L$61];[.$H$3:.$H$61])" office:value-type="float" office:value="0.502501040953837" calcext:value-type="float">
            <text:p>0.50</text:p>
          </table:table-cell>
          <table:table-cell table:style-name="ce27" table:formula="of:=CORREL([.M$3:.M$61];[.$H$3:.$H$61])" office:value-type="float" office:value="0.460175614970291" calcext:value-type="float">
            <text:p>0.46</text:p>
          </table:table-cell>
          <table:table-cell table:style-name="ce27" table:formula="of:=CORREL([.N$3:.N$61];[.$H$3:.$H$61])" office:value-type="float" office:value="0.314319860827477" calcext:value-type="float">
            <text:p>0.31</text:p>
          </table:table-cell>
          <table:table-cell table:style-name="ce27" table:formula="of:=CORREL([.O$3:.O$61];[.$H$3:.$H$61])" office:value-type="float" office:value="0.397767701874228" calcext:value-type="float">
            <text:p>0.40</text:p>
          </table:table-cell>
          <table:table-cell table:number-columns-repeated="1009"/>
        </table:table-row>
        <table:table-row table:style-name="ro1">
          <table:table-cell table:style-name="ce7"/>
          <table:table-cell table:number-columns-repeated="4"/>
          <table:table-cell table:style-name="ce7" office:value-type="string" calcext:value-type="string">
            <text:p>R3</text:p>
          </table:table-cell>
          <table:table-cell table:style-name="ce27" table:formula="of:=CORREL([.G$3:.G$61];[.$I$3:.$I$61])" office:value-type="float" office:value="0.493066841089092" calcext:value-type="float">
            <text:p>0.49</text:p>
          </table:table-cell>
          <table:table-cell table:style-name="ce27" table:formula="of:=CORREL([.H$3:.H$61];[.$I$3:.$I$61])" office:value-type="float" office:value="0.602510955352409" calcext:value-type="float">
            <text:p>0.60</text:p>
          </table:table-cell>
          <table:table-cell table:style-name="ce27" table:formula="of:=CORREL([.I$3:.I$61];[.$I$3:.$I$61])" office:value-type="float" office:value="1" calcext:value-type="float">
            <text:p>1.00</text:p>
          </table:table-cell>
          <table:table-cell table:style-name="ce27" table:formula="of:=CORREL([.J$3:.J$61];[.$I$3:.$I$61])" office:value-type="float" office:value="0.583279119694304" calcext:value-type="float">
            <text:p>0.58</text:p>
          </table:table-cell>
          <table:table-cell table:style-name="ce27" table:formula="of:=CORREL([.K$3:.K$61];[.$I$3:.$I$61])" office:value-type="float" office:value="0.636612895345064" calcext:value-type="float">
            <text:p>0.64</text:p>
          </table:table-cell>
          <table:table-cell table:style-name="ce27" table:formula="of:=CORREL([.L$3:.L$61];[.$I$3:.$I$61])" office:value-type="float" office:value="0.265754699645133" calcext:value-type="float">
            <text:p>0.27</text:p>
          </table:table-cell>
          <table:table-cell table:style-name="ce27" table:formula="of:=CORREL([.M$3:.M$61];[.$I$3:.$I$61])" office:value-type="float" office:value="0.294611771409199" calcext:value-type="float">
            <text:p>0.29</text:p>
          </table:table-cell>
          <table:table-cell table:style-name="ce27" table:formula="of:=CORREL([.N$3:.N$61];[.$I$3:.$I$61])" office:value-type="float" office:value="0.284531688396523" calcext:value-type="float">
            <text:p>0.28</text:p>
          </table:table-cell>
          <table:table-cell table:style-name="ce27" table:formula="of:=CORREL([.O$3:.O$61];[.$I$3:.$I$61])" office:value-type="float" office:value="0.0848625128695527" calcext:value-type="float">
            <text:p>0.08</text:p>
          </table:table-cell>
          <table:table-cell table:number-columns-repeated="1009"/>
        </table:table-row>
        <table:table-row table:style-name="ro1">
          <table:table-cell table:style-name="ce7"/>
          <table:table-cell table:number-columns-repeated="4"/>
          <table:table-cell table:style-name="ce7" office:value-type="string" calcext:value-type="string">
            <text:p>R4</text:p>
          </table:table-cell>
          <table:table-cell table:style-name="ce27" table:formula="of:=CORREL([.G$3:.G$61];[.$J$3:.$J$61])" office:value-type="float" office:value="0.593309097360397" calcext:value-type="float">
            <text:p>0.59</text:p>
          </table:table-cell>
          <table:table-cell table:style-name="ce27" table:formula="of:=CORREL([.H$3:.H$61];[.$J$3:.$J$61])" office:value-type="float" office:value="0.68669791630313" calcext:value-type="float">
            <text:p>0.69</text:p>
          </table:table-cell>
          <table:table-cell table:style-name="ce27" table:formula="of:=CORREL([.I$3:.I$61];[.$J$3:.$J$61])" office:value-type="float" office:value="0.583279119694304" calcext:value-type="float">
            <text:p>0.58</text:p>
          </table:table-cell>
          <table:table-cell table:style-name="ce27" table:formula="of:=CORREL([.J$3:.J$61];[.$J$3:.$J$61])" office:value-type="float" office:value="1" calcext:value-type="float">
            <text:p>1.00</text:p>
          </table:table-cell>
          <table:table-cell table:style-name="ce27" table:formula="of:=CORREL([.K$3:.K$61];[.$J$3:.$J$61])" office:value-type="float" office:value="0.656869640940798" calcext:value-type="float">
            <text:p>0.66</text:p>
          </table:table-cell>
          <table:table-cell table:style-name="ce27" table:formula="of:=CORREL([.L$3:.L$61];[.$J$3:.$J$61])" office:value-type="float" office:value="0.435855178096163" calcext:value-type="float">
            <text:p>0.44</text:p>
          </table:table-cell>
          <table:table-cell table:style-name="ce27" table:formula="of:=CORREL([.M$3:.M$61];[.$J$3:.$J$61])" office:value-type="float" office:value="0.490746123809477" calcext:value-type="float">
            <text:p>0.49</text:p>
          </table:table-cell>
          <table:table-cell table:style-name="ce27" table:formula="of:=CORREL([.N$3:.N$61];[.$J$3:.$J$61])" office:value-type="float" office:value="0.0824642270068215" calcext:value-type="float">
            <text:p>0.08</text:p>
          </table:table-cell>
          <table:table-cell table:style-name="ce27" table:formula="of:=CORREL([.O$3:.O$61];[.$J$3:.$J$61])" office:value-type="float" office:value="0.223453379688864" calcext:value-type="float">
            <text:p>0.22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7" office:value-type="string" calcext:value-type="string">
            <text:p>R5</text:p>
          </table:table-cell>
          <table:table-cell table:style-name="ce27" table:formula="of:=CORREL([.G$3:.G$61];[.$K$3:.$K$61])" office:value-type="float" office:value="0.384462220115549" calcext:value-type="float">
            <text:p>0.38</text:p>
          </table:table-cell>
          <table:table-cell table:style-name="ce27" table:formula="of:=CORREL([.H$3:.H$61];[.$K$3:.$K$61])" office:value-type="float" office:value="0.391311584041881" calcext:value-type="float">
            <text:p>0.39</text:p>
          </table:table-cell>
          <table:table-cell table:style-name="ce27" table:formula="of:=CORREL([.I$3:.I$61];[.$K$3:.$K$61])" office:value-type="float" office:value="0.636612895345064" calcext:value-type="float">
            <text:p>0.64</text:p>
          </table:table-cell>
          <table:table-cell table:style-name="ce27" table:formula="of:=CORREL([.J$3:.J$61];[.$K$3:.$K$61])" office:value-type="float" office:value="0.656869640940798" calcext:value-type="float">
            <text:p>0.66</text:p>
          </table:table-cell>
          <table:table-cell table:style-name="ce27" table:formula="of:=CORREL([.K$3:.K$61];[.$K$3:.$K$61])" office:value-type="float" office:value="1" calcext:value-type="float">
            <text:p>1.00</text:p>
          </table:table-cell>
          <table:table-cell table:style-name="ce27" table:formula="of:=CORREL([.L$3:.L$61];[.$K$3:.$K$61])" office:value-type="float" office:value="0.121649580245685" calcext:value-type="float">
            <text:p>0.12</text:p>
          </table:table-cell>
          <table:table-cell table:style-name="ce27" table:formula="of:=CORREL([.M$3:.M$61];[.$K$3:.$K$61])" office:value-type="float" office:value="0.211412023741453" calcext:value-type="float">
            <text:p>0.21</text:p>
          </table:table-cell>
          <table:table-cell table:style-name="ce27" table:formula="of:=CORREL([.N$3:.N$61];[.$K$3:.$K$61])" office:value-type="float" office:value="-0.198144079308026" calcext:value-type="float">
            <text:p>-0.20</text:p>
          </table:table-cell>
          <table:table-cell table:style-name="ce27" table:formula="of:=CORREL([.O$3:.O$61];[.$K$3:.$K$61])" office:value-type="float" office:value="-0.0185319289906349" calcext:value-type="float">
            <text:p>-0.02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7" office:value-type="string" calcext:value-type="string">
            <text:p>R6</text:p>
          </table:table-cell>
          <table:table-cell table:style-name="ce27" table:formula="of:=CORREL([.G$3:.G$61];[.$L$3:.$L$61])" office:value-type="float" office:value="0.417991979025973" calcext:value-type="float">
            <text:p>0.42</text:p>
          </table:table-cell>
          <table:table-cell table:style-name="ce27" table:formula="of:=CORREL([.H$3:.H$61];[.$L$3:.$L$61])" office:value-type="float" office:value="0.502501040953837" calcext:value-type="float">
            <text:p>0.50</text:p>
          </table:table-cell>
          <table:table-cell table:style-name="ce27" table:formula="of:=CORREL([.I$3:.I$61];[.$L$3:.$L$61])" office:value-type="float" office:value="0.265754699645133" calcext:value-type="float">
            <text:p>0.27</text:p>
          </table:table-cell>
          <table:table-cell table:style-name="ce27" table:formula="of:=CORREL([.J$3:.J$61];[.$L$3:.$L$61])" office:value-type="float" office:value="0.435855178096163" calcext:value-type="float">
            <text:p>0.44</text:p>
          </table:table-cell>
          <table:table-cell table:style-name="ce27" table:formula="of:=CORREL([.K$3:.K$61];[.$L$3:.$L$61])" office:value-type="float" office:value="0.121649580245685" calcext:value-type="float">
            <text:p>0.12</text:p>
          </table:table-cell>
          <table:table-cell table:style-name="ce27" table:formula="of:=CORREL([.L$3:.L$61];[.$L$3:.$L$61])" office:value-type="float" office:value="1" calcext:value-type="float">
            <text:p>1.00</text:p>
          </table:table-cell>
          <table:table-cell table:style-name="ce27" table:formula="of:=CORREL([.M$3:.M$61];[.$L$3:.$L$61])" office:value-type="float" office:value="0.46095134732618" calcext:value-type="float">
            <text:p>0.46</text:p>
          </table:table-cell>
          <table:table-cell table:style-name="ce27" table:formula="of:=CORREL([.N$3:.N$61];[.$L$3:.$L$61])" office:value-type="float" office:value="0.251245898814274" calcext:value-type="float">
            <text:p>0.25</text:p>
          </table:table-cell>
          <table:table-cell table:style-name="ce27" table:formula="of:=CORREL([.O$3:.O$61];[.$L$3:.$L$61])" office:value-type="float" office:value="0.50594114105774" calcext:value-type="float">
            <text:p>0.51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7" office:value-type="string" calcext:value-type="string">
            <text:p>R7</text:p>
          </table:table-cell>
          <table:table-cell table:style-name="ce27" table:formula="of:=CORREL([.G$3:.G$61];[.$M$3:.$M$61])" office:value-type="float" office:value="0.545510278854662" calcext:value-type="float">
            <text:p>0.55</text:p>
          </table:table-cell>
          <table:table-cell table:style-name="ce27" table:formula="of:=CORREL([.H$3:.H$61];[.$M$3:.$M$61])" office:value-type="float" office:value="0.460175614970291" calcext:value-type="float">
            <text:p>0.46</text:p>
          </table:table-cell>
          <table:table-cell table:style-name="ce27" table:formula="of:=CORREL([.I$3:.I$61];[.$M$3:.$M$61])" office:value-type="float" office:value="0.294611771409199" calcext:value-type="float">
            <text:p>0.29</text:p>
          </table:table-cell>
          <table:table-cell table:style-name="ce27" table:formula="of:=CORREL([.J$3:.J$61];[.$M$3:.$M$61])" office:value-type="float" office:value="0.490746123809477" calcext:value-type="float">
            <text:p>0.49</text:p>
          </table:table-cell>
          <table:table-cell table:style-name="ce27" table:formula="of:=CORREL([.K$3:.K$61];[.$M$3:.$M$61])" office:value-type="float" office:value="0.211412023741453" calcext:value-type="float">
            <text:p>0.21</text:p>
          </table:table-cell>
          <table:table-cell table:style-name="ce27" table:formula="of:=CORREL([.L$3:.L$61];[.$M$3:.$M$61])" office:value-type="float" office:value="0.46095134732618" calcext:value-type="float">
            <text:p>0.46</text:p>
          </table:table-cell>
          <table:table-cell table:style-name="ce27" table:formula="of:=CORREL([.M$3:.M$61];[.$M$3:.$M$61])" office:value-type="float" office:value="1" calcext:value-type="float">
            <text:p>1.00</text:p>
          </table:table-cell>
          <table:table-cell table:style-name="ce27" table:formula="of:=CORREL([.N$3:.N$61];[.$M$3:.$M$61])" office:value-type="float" office:value="0.271797864177484" calcext:value-type="float">
            <text:p>0.27</text:p>
          </table:table-cell>
          <table:table-cell table:style-name="ce27" table:formula="of:=CORREL([.O$3:.O$61];[.$M$3:.$M$61])" office:value-type="float" office:value="0.527921294676515" calcext:value-type="float">
            <text:p>0.53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7" office:value-type="string" calcext:value-type="string">
            <text:p>R8</text:p>
          </table:table-cell>
          <table:table-cell table:style-name="ce27" table:formula="of:=CORREL([.G$3:.G$61];[.$N$3:.$N$61])" office:value-type="float" office:value="0.302943147729153" calcext:value-type="float">
            <text:p>0.30</text:p>
          </table:table-cell>
          <table:table-cell table:style-name="ce27" table:formula="of:=CORREL([.H$3:.H$61];[.$N$3:.$N$61])" office:value-type="float" office:value="0.314319860827477" calcext:value-type="float">
            <text:p>0.31</text:p>
          </table:table-cell>
          <table:table-cell table:style-name="ce27" table:formula="of:=CORREL([.I$3:.I$61];[.$N$3:.$N$61])" office:value-type="float" office:value="0.284531688396523" calcext:value-type="float">
            <text:p>0.28</text:p>
          </table:table-cell>
          <table:table-cell table:style-name="ce27" table:formula="of:=CORREL([.J$3:.J$61];[.$N$3:.$N$61])" office:value-type="float" office:value="0.0824642270068215" calcext:value-type="float">
            <text:p>0.08</text:p>
          </table:table-cell>
          <table:table-cell table:style-name="ce27" table:formula="of:=CORREL([.K$3:.K$61];[.$N$3:.$N$61])" office:value-type="float" office:value="-0.198144079308026" calcext:value-type="float">
            <text:p>-0.20</text:p>
          </table:table-cell>
          <table:table-cell table:style-name="ce27" table:formula="of:=CORREL([.L$3:.L$61];[.$N$3:.$N$61])" office:value-type="float" office:value="0.251245898814274" calcext:value-type="float">
            <text:p>0.25</text:p>
          </table:table-cell>
          <table:table-cell table:style-name="ce27" table:formula="of:=CORREL([.M$3:.M$61];[.$N$3:.$N$61])" office:value-type="float" office:value="0.271797864177484" calcext:value-type="float">
            <text:p>0.27</text:p>
          </table:table-cell>
          <table:table-cell table:style-name="ce27" table:formula="of:=CORREL([.N$3:.N$61];[.$N$3:.$N$61])" office:value-type="float" office:value="1" calcext:value-type="float">
            <text:p>1.00</text:p>
          </table:table-cell>
          <table:table-cell table:style-name="ce27" table:formula="of:=CORREL([.O$3:.O$61];[.$N$3:.$N$61])" office:value-type="float" office:value="0.425920259787048" calcext:value-type="float">
            <text:p>0.43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7" office:value-type="string" calcext:value-type="string">
            <text:p>R9</text:p>
          </table:table-cell>
          <table:table-cell table:style-name="ce27" table:formula="of:=CORREL([.G$3:.G$61];[.$O$3:.$O$61])" office:value-type="float" office:value="0.379509393435007" calcext:value-type="float">
            <text:p>0.38</text:p>
          </table:table-cell>
          <table:table-cell table:style-name="ce27" table:formula="of:=CORREL([.H$3:.H$61];[.$O$3:.$O$61])" office:value-type="float" office:value="0.397767701874228" calcext:value-type="float">
            <text:p>0.40</text:p>
          </table:table-cell>
          <table:table-cell table:style-name="ce27" table:formula="of:=CORREL([.I$3:.I$61];[.$O$3:.$O$61])" office:value-type="float" office:value="0.0848625128695527" calcext:value-type="float">
            <text:p>0.08</text:p>
          </table:table-cell>
          <table:table-cell table:style-name="ce27" table:formula="of:=CORREL([.J$3:.J$61];[.$O$3:.$O$61])" office:value-type="float" office:value="0.223453379688864" calcext:value-type="float">
            <text:p>0.22</text:p>
          </table:table-cell>
          <table:table-cell table:style-name="ce27" table:formula="of:=CORREL([.K$3:.K$61];[.$O$3:.$O$61])" office:value-type="float" office:value="-0.0185319289906349" calcext:value-type="float">
            <text:p>-0.02</text:p>
          </table:table-cell>
          <table:table-cell table:style-name="ce27" table:formula="of:=CORREL([.L$3:.L$61];[.$O$3:.$O$61])" office:value-type="float" office:value="0.50594114105774" calcext:value-type="float">
            <text:p>0.51</text:p>
          </table:table-cell>
          <table:table-cell table:style-name="ce27" table:formula="of:=CORREL([.M$3:.M$61];[.$O$3:.$O$61])" office:value-type="float" office:value="0.527921294676515" calcext:value-type="float">
            <text:p>0.53</text:p>
          </table:table-cell>
          <table:table-cell table:style-name="ce27" table:formula="of:=CORREL([.N$3:.N$61];[.$O$3:.$O$61])" office:value-type="float" office:value="0.425920259787048" calcext:value-type="float">
            <text:p>0.43</text:p>
          </table:table-cell>
          <table:table-cell table:style-name="ce27" table:formula="of:=CORREL([.O$3:.O$61];[.$O$3:.$O$61])" office:value-type="float" office:value="1" calcext:value-type="float">
            <text:p>1.00</text:p>
          </table:table-cell>
          <table:table-cell table:number-columns-repeated="1009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B3:Sheet1.B61">
            <calcext:condition calcext:apply-style-name="ConditionalStyle_1" calcext:value="&lt;1.5" calcext:base-cell-address="Sheet1.B3"/>
          </calcext:conditional-format>
          <calcext:conditional-format calcext:target-range-address="Sheet1.B3:Sheet1.B61">
            <calcext:condition calcext:apply-style-name="ConditionalStyle_1" calcext:value="&lt;1.5" calcext:base-cell-address="Sheet1.B3"/>
          </calcext:conditional-format>
          <calcext:conditional-format calcext:target-range-address="Sheet1.B3:Sheet1.B61">
            <calcext:condition calcext:apply-style-name="ConditionalStyle_2" calcext:value="&lt;1.5" calcext:base-cell-address="Sheet1.B3"/>
          </calcext:conditional-format>
          <calcext:conditional-format calcext:target-range-address="Sheet1.F3:Sheet1.F61">
            <calcext:condition calcext:apply-style-name="ConditionalStyle_2" calcext:value="&lt;1.5" calcext:base-cell-address="Sheet1.F3"/>
          </calcext:conditional-format>
          <calcext:conditional-format calcext:target-range-address="Sheet1.G65:Sheet1.O73">
            <calcext:color-scale>
              <calcext:color-scale-entry calcext:value="0" calcext:type="minimum" calcext:color="#ffffff"/>
              <calcext:color-scale-entry calcext:value="0" calcext:type="maximum" calcext:color="#ffd666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e0666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96" meta:object-count="0"/>
    <meta:generator>LibreOfficeDev/6.0.5.2$Linux_X86_64 LibreOffice_project/</meta:generator>
  </office:meta>
</office:document-meta>
</file>